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OpenSymbol" svg:font-family="OpenSymbol"/>
    <style:font-face style:name="Trebuchet MS" svg:font-family="'Trebuchet MS'"/>
    <style:font-face style:name="Arial1" svg:font-family="Arial" style:font-family-generic="swiss"/>
    <style:font-face style:name="DejaVu Sans Mono" svg:font-family="'DejaVu Sans Mono'"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4" style:family="table">
      <style:table-properties style:width="6.5in" table:align="margins" fo:keep-with-next="always" style:writing-mode="lr-tb"/>
    </style:style>
    <style:style style:name="Table4.A" style:family="table-column">
      <style:table-column-properties style:column-width="2.1667in" style:rel-column-width="21845*"/>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4.A5" style:family="table-cell">
      <style:table-cell-properties fo:background-color="transparent" fo:padding="0.0382in" fo:border-left="0.05pt solid #000000" fo:border-right="none" fo:border-top="none" fo:border-bottom="0.05pt solid #000000">
        <style:background-image/>
      </style:table-cell-properties>
    </style:style>
    <style:style style:name="Table5" style:family="table">
      <style:table-properties style:width="6.2396in" table:align="left" style:writing-mode="lr-tb"/>
    </style:style>
    <style:style style:name="Table5.A" style:family="table-column">
      <style:table-column-properties style:column-width="0.8125in"/>
    </style:style>
    <style:style style:name="Table5.H" style:family="table-column">
      <style:table-column-properties style:column-width="0.5521in"/>
    </style:style>
    <style:style style:name="Table5.A1" style:family="table-cell">
      <style:table-cell-properties fo:padding="0.0382in" fo:border-left="0.05pt solid #000000" fo:border-right="none" fo:border-top="0.05pt solid #000000" fo:border-bottom="0.05pt solid #000000"/>
    </style:style>
    <style:style style:name="Table5.H1" style:family="table-cell">
      <style:table-cell-properties fo:padding="0.0382in" fo:border="0.05pt solid #000000"/>
    </style:style>
    <style:style style:name="Table1" style:family="table">
      <style:table-properties style:width="1.55in" fo:margin-left="0in" table:align="left" style:writing-mode="lr-tb"/>
    </style:style>
    <style:style style:name="Table1.A" style:family="table-column">
      <style:table-column-properties style:column-width="1.55in"/>
    </style:style>
    <style:style style:name="Table1.A1" style:family="table-cell">
      <style:table-cell-properties style:vertical-align="top" fo:padding="0.0694in" fo:border="0.25pt solid #cccccc"/>
    </style:style>
    <style:style style:name="Table2" style:family="table">
      <style:table-properties style:width="6.5in" fo:margin-left="0in" table:align="left" style:writing-mode="lr-tb"/>
    </style:style>
    <style:style style:name="Table2.A" style:family="table-column">
      <style:table-column-properties style:column-width="1.55in"/>
    </style:style>
    <style:style style:name="Table2.B" style:family="table-column">
      <style:table-column-properties style:column-width="1.3514in"/>
    </style:style>
    <style:style style:name="Table2.C" style:family="table-column">
      <style:table-column-properties style:column-width="1.2424in"/>
    </style:style>
    <style:style style:name="Table2.D" style:family="table-column">
      <style:table-column-properties style:column-width="1.1333in"/>
    </style:style>
    <style:style style:name="Table2.E" style:family="table-column">
      <style:table-column-properties style:column-width="1.2229in"/>
    </style:style>
    <style:style style:name="Table2.A1" style:family="table-cell">
      <style:table-cell-properties style:vertical-align="top" fo:padding="0.0694in" fo:border="0.25pt solid #cccccc"/>
    </style:style>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break-before="auto" fo:break-after="auto" style:writing-mode="lr-tb"/>
      <style:text-properties officeooo:paragraph-rsid="0009b951"/>
    </style:style>
    <style:style style:name="P3" style:family="paragraph" style:parent-style-name="Standard">
      <style:paragraph-properties fo:line-height="115%" fo:break-before="auto" fo:break-after="auto" style:writing-mode="lr-tb"/>
      <style:text-properties officeooo:paragraph-rsid="000eab30"/>
    </style:style>
    <style:style style:name="P4" style:family="paragraph" style:parent-style-name="Standard">
      <style:paragraph-properties fo:line-height="115%" fo:break-before="auto" fo:break-after="auto" style:writing-mode="lr-tb"/>
      <style:text-properties officeooo:paragraph-rsid="00156bc2"/>
    </style:style>
    <style:style style:name="P5" style:family="paragraph" style:parent-style-name="Standard">
      <style:paragraph-properties fo:line-height="100%" fo:break-before="auto" fo:break-after="auto" style:writing-mode="lr-tb"/>
    </style:style>
    <style:style style:name="P6" style:family="paragraph" style:parent-style-name="Standard">
      <style:paragraph-properties fo:line-height="115%" fo:break-before="auto" fo:break-after="auto" style:writing-mode="lr-tb"/>
      <style:text-properties fo:font-weight="bold" style:font-weight-asian="bold" style:font-weight-complex="bold"/>
    </style:style>
    <style:style style:name="P7" style:family="paragraph" style:parent-style-name="Standard">
      <style:paragraph-properties fo:line-height="115%" fo:break-before="auto" fo:break-after="auto" style:writing-mode="lr-tb"/>
      <style:text-properties style:font-name="Courier New" fo:font-size="9pt" style:font-name-asian="Courier New" style:font-size-asian="9pt" style:font-name-complex="Courier New" style:font-size-complex="9pt"/>
    </style:style>
    <style:style style:name="P8" style:family="paragraph" style:parent-style-name="Standard">
      <style:paragraph-properties fo:line-height="115%" fo:break-before="auto" fo:break-after="auto" style:writing-mode="lr-tb"/>
      <style:text-properties style:font-name="Courier New" fo:font-size="9pt" fo:background-color="#f9f9f9" style:font-name-asian="Courier New" style:font-size-asian="9pt" style:font-name-complex="Courier New" style:font-size-complex="9pt"/>
    </style:style>
    <style:style style:name="P9" style:family="paragraph" style:parent-style-name="Title">
      <style:paragraph-properties fo:line-height="115%" fo:break-before="page" style:writing-mode="lr-tb"/>
    </style:style>
    <style:style style:name="P10" style:family="paragraph" style:parent-style-name="Standard">
      <style:paragraph-properties fo:margin-top="0in" fo:margin-bottom="0in" style:contextual-spacing="false" fo:line-height="115%" fo:break-before="auto" fo:break-after="auto" style:writing-mode="lr-tb"/>
    </style:style>
    <style:style style:name="P11"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2" style:family="paragraph" style:parent-style-name="Standard">
      <style:paragraph-properties fo:margin-left="0in" fo:margin-right="0in" fo:margin-top="0in" fo:margin-bottom="0in" style:contextual-spacing="false" fo:line-height="150%" fo:text-align="start" style:justify-single-word="false" fo:orphans="2" fo:widows="2"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3" style:family="paragraph" style:parent-style-name="Standard">
      <style:paragraph-properties fo:line-height="115%" style:writing-mode="lr-tb"/>
    </style:style>
    <style:style style:name="P14" style:family="paragraph" style:parent-style-name="Standard">
      <style:paragraph-properties fo:line-height="115%" style:writing-mode="lr-tb"/>
      <style:text-properties officeooo:paragraph-rsid="0009b951"/>
    </style:style>
    <style:style style:name="P15" style:family="paragraph" style:parent-style-name="Standard">
      <style:paragraph-properties fo:line-height="115%" style:writing-mode="lr-tb"/>
      <style:text-properties officeooo:paragraph-rsid="0009c2b9"/>
    </style:style>
    <style:style style:name="P16" style:family="paragraph" style:parent-style-name="Standard">
      <style:paragraph-properties fo:line-height="115%" style:writing-mode="lr-tb"/>
      <style:text-properties officeooo:paragraph-rsid="000b7225"/>
    </style:style>
    <style:style style:name="P17" style:family="paragraph" style:parent-style-name="Standard">
      <style:paragraph-properties fo:line-height="115%" style:writing-mode="lr-tb"/>
      <style:text-properties officeooo:paragraph-rsid="00156bc2"/>
    </style:style>
    <style:style style:name="P18" style:family="paragraph" style:parent-style-name="Standard">
      <style:paragraph-properties fo:line-height="115%" style:writing-mode="lr-tb"/>
      <style:text-properties officeooo:paragraph-rsid="00176e0a"/>
    </style:style>
    <style:style style:name="P19" style:family="paragraph" style:parent-style-name="Standard">
      <style:paragraph-properties fo:line-height="115%" style:writing-mode="lr-tb"/>
      <style:text-properties officeooo:rsid="000b7225" officeooo:paragraph-rsid="000b7225"/>
    </style:style>
    <style:style style:name="P20" style:family="paragraph" style:parent-style-name="Standard">
      <style:paragraph-properties fo:line-height="115%" style:writing-mode="lr-tb"/>
      <style:text-properties officeooo:rsid="000eab30" officeooo:paragraph-rsid="00152055"/>
    </style:style>
    <style:style style:name="P21" style:family="paragraph" style:parent-style-name="Standard">
      <style:paragraph-properties fo:line-height="115%" style:writing-mode="lr-tb"/>
      <style:text-properties officeooo:rsid="00156bc2" officeooo:paragraph-rsid="00156bc2"/>
    </style:style>
    <style:style style:name="P22" style:family="paragraph" style:parent-style-name="Table_20_Contents">
      <style:text-properties officeooo:paragraph-rsid="0012224c"/>
    </style:style>
    <style:style style:name="P23" style:family="paragraph" style:parent-style-name="Table_20_Contents">
      <style:paragraph-properties fo:text-align="center" style:justify-single-word="false"/>
    </style:style>
    <style:style style:name="P24" style:family="paragraph" style:parent-style-name="Table_20_Contents">
      <style:text-properties officeooo:rsid="0012224c" officeooo:paragraph-rsid="0012224c"/>
    </style:style>
    <style:style style:name="P25" style:family="paragraph" style:parent-style-name="Table_20_Contents">
      <style:text-properties officeooo:rsid="00152055" officeooo:paragraph-rsid="00152055"/>
    </style:style>
    <style:style style:name="P26" style:family="paragraph" style:parent-style-name="Table_20_Contents">
      <style:paragraph-properties fo:text-align="center" style:justify-single-word="false"/>
      <style:text-properties officeooo:rsid="002380a8" officeooo:paragraph-rsid="002380a8"/>
    </style:style>
    <style:style style:name="P27" style:family="paragraph" style:parent-style-name="Standard">
      <style:text-properties officeooo:rsid="00152055" officeooo:paragraph-rsid="00152055"/>
    </style:style>
    <style:style style:name="P28" style:family="paragraph" style:parent-style-name="Standard" style:master-page-name="Standard">
      <style:paragraph-properties fo:line-height="115%" style:page-number="auto" fo:break-before="auto" fo:break-after="auto" style:writing-mode="lr-tb"/>
    </style:style>
    <style:style style:name="P29" style:family="paragraph" style:parent-style-name="Standard" style:list-style-name="">
      <style:text-properties officeooo:rsid="0019aac5"/>
    </style:style>
    <style:style style:name="P30" style:family="paragraph" style:parent-style-name="Standard" style:list-style-name="">
      <style:text-properties officeooo:paragraph-rsid="0019ced9"/>
    </style:style>
    <style:style style:name="P31" style:family="paragraph" style:parent-style-name="Standard" style:list-style-name="">
      <style:text-properties officeooo:paragraph-rsid="001e7a52"/>
    </style:style>
    <style:style style:name="P32" style:family="paragraph" style:parent-style-name="Standard" style:list-style-name="">
      <style:text-properties officeooo:paragraph-rsid="001fa499"/>
    </style:style>
    <style:style style:name="P33" style:family="paragraph" style:parent-style-name="Standard" style:list-style-name="">
      <style:text-properties officeooo:paragraph-rsid="00243404"/>
    </style:style>
    <style:style style:name="P34" style:family="paragraph" style:parent-style-name="Standard" style:list-style-name="">
      <style:text-properties officeooo:paragraph-rsid="0025ebfe"/>
    </style:style>
    <style:style style:name="P35" style:family="paragraph" style:parent-style-name="Standard" style:list-style-name="">
      <style:text-properties officeooo:paragraph-rsid="002f9a80"/>
    </style:style>
    <style:style style:name="P36" style:family="paragraph" style:parent-style-name="Standard" style:list-style-name="">
      <style:text-properties officeooo:paragraph-rsid="002fd442"/>
    </style:style>
    <style:style style:name="P37" style:family="paragraph" style:parent-style-name="Standard" style:list-style-name="">
      <style:text-properties officeooo:paragraph-rsid="0033cb42"/>
    </style:style>
    <style:style style:name="P38" style:family="paragraph" style:parent-style-name="Standard" style:list-style-name="">
      <style:text-properties officeooo:paragraph-rsid="0037f84e"/>
    </style:style>
    <style:style style:name="P39" style:family="paragraph" style:parent-style-name="Standard" style:list-style-name="">
      <style:text-properties fo:font-style="normal" officeooo:rsid="0019ced9" officeooo:paragraph-rsid="0019ced9" style:font-style-asian="normal" style:font-style-complex="normal"/>
    </style:style>
    <style:style style:name="P40" style:family="paragraph" style:parent-style-name="Standard" style:list-style-name="">
      <style:paragraph-properties>
        <style:tab-stops>
          <style:tab-stop style:position="6.2398in"/>
        </style:tab-stops>
      </style:paragraph-properties>
      <style:text-properties officeooo:paragraph-rsid="001a5df5"/>
    </style:style>
    <style:style style:name="P41" style:family="paragraph" style:parent-style-name="Standard" style:list-style-name="">
      <style:paragraph-properties>
        <style:tab-stops>
          <style:tab-stop style:position="6.2398in"/>
        </style:tab-stops>
      </style:paragraph-properties>
      <style:text-properties officeooo:rsid="001a5df5" officeooo:paragraph-rsid="001a5df5"/>
    </style:style>
    <style:style style:name="P42" style:family="paragraph" style:parent-style-name="Standard" style:list-style-name="">
      <style:text-properties officeooo:rsid="001c59ca" officeooo:paragraph-rsid="001c59ca"/>
    </style:style>
    <style:style style:name="P43" style:family="paragraph" style:parent-style-name="Standard" style:list-style-name="">
      <style:text-properties officeooo:rsid="002be863" officeooo:paragraph-rsid="002be863"/>
    </style:style>
    <style:style style:name="P44" style:family="paragraph" style:parent-style-name="Standard" style:list-style-name="">
      <style:text-properties fo:font-weight="normal" officeooo:rsid="00243404" officeooo:paragraph-rsid="00243404" style:font-weight-asian="normal" style:font-weight-complex="normal"/>
    </style:style>
    <style:style style:name="P45" style:family="paragraph" style:parent-style-name="Standard" style:list-style-name="">
      <style:text-properties officeooo:rsid="00243404" officeooo:paragraph-rsid="00243404"/>
    </style:style>
    <style:style style:name="P46" style:family="paragraph" style:parent-style-name="Standard" style:list-style-name="">
      <style:text-properties officeooo:rsid="00243404" officeooo:paragraph-rsid="0025ebfe"/>
    </style:style>
    <style:style style:name="P47" style:family="paragraph" style:parent-style-name="Standard" style:list-style-name="L1">
      <style:text-properties officeooo:rsid="00243404" officeooo:paragraph-rsid="00243404"/>
    </style:style>
    <style:style style:name="P48" style:family="paragraph" style:parent-style-name="Standard" style:list-style-name="L1">
      <style:text-properties officeooo:rsid="00243404" officeooo:paragraph-rsid="0025ebfe"/>
    </style:style>
    <style:style style:name="P49" style:family="paragraph" style:parent-style-name="Standard" style:list-style-name="L1"/>
    <style:style style:name="P50" style:family="paragraph" style:parent-style-name="Standard" style:list-style-name="">
      <style:text-properties officeooo:rsid="0028177e" officeooo:paragraph-rsid="002a74a8"/>
    </style:style>
    <style:style style:name="P51" style:family="paragraph" style:parent-style-name="Standard" style:list-style-name="">
      <style:text-properties officeooo:rsid="0028177e" officeooo:paragraph-rsid="002d0b16"/>
    </style:style>
    <style:style style:name="P52" style:family="paragraph" style:parent-style-name="Standard" style:list-style-name="">
      <style:text-properties officeooo:rsid="0028177e" officeooo:paragraph-rsid="002be863"/>
    </style:style>
    <style:style style:name="P53" style:family="paragraph" style:parent-style-name="Standard">
      <style:text-properties officeooo:paragraph-rsid="00426d93"/>
    </style:style>
    <style:style style:name="P54" style:family="paragraph" style:parent-style-name="Standard">
      <style:text-properties officeooo:paragraph-rsid="0045bc4c"/>
    </style:style>
    <style:style style:name="P55" style:family="paragraph" style:parent-style-name="Standard">
      <style:text-properties officeooo:paragraph-rsid="004656a3"/>
    </style:style>
    <style:style style:name="P56" style:family="paragraph" style:parent-style-name="Standard">
      <style:text-properties officeooo:paragraph-rsid="0048d9ef"/>
    </style:style>
    <style:style style:name="P57" style:family="paragraph" style:parent-style-name="Standard">
      <style:text-properties officeooo:paragraph-rsid="0049b4dd"/>
    </style:style>
    <style:style style:name="P58" style:family="paragraph" style:parent-style-name="Standard">
      <style:text-properties officeooo:paragraph-rsid="004f07b6"/>
    </style:style>
    <style:style style:name="P59" style:family="paragraph" style:parent-style-name="Standard">
      <style:text-properties officeooo:paragraph-rsid="004f1850"/>
    </style:style>
    <style:style style:name="P60" style:family="paragraph" style:parent-style-name="Standard">
      <style:text-properties officeooo:paragraph-rsid="00526778"/>
    </style:style>
    <style:style style:name="P61" style:family="paragraph" style:parent-style-name="Standard" style:list-style-name="L7">
      <style:text-properties officeooo:paragraph-rsid="00541142"/>
    </style:style>
    <style:style style:name="P62" style:family="paragraph" style:parent-style-name="Standard">
      <style:text-properties officeooo:paragraph-rsid="00541142"/>
    </style:style>
    <style:style style:name="P63" style:family="paragraph" style:parent-style-name="Standard" style:list-style-name="L9">
      <style:text-properties officeooo:paragraph-rsid="00552070"/>
    </style:style>
    <style:style style:name="P64" style:family="paragraph" style:parent-style-name="Standard">
      <style:text-properties officeooo:paragraph-rsid="00552070"/>
    </style:style>
    <style:style style:name="P65" style:family="paragraph" style:parent-style-name="Standard">
      <style:text-properties officeooo:paragraph-rsid="005522e8"/>
    </style:style>
    <style:style style:name="P66" style:family="paragraph" style:parent-style-name="Standard">
      <style:text-properties officeooo:paragraph-rsid="0056132d"/>
    </style:style>
    <style:style style:name="P67" style:family="paragraph" style:parent-style-name="Standard" style:list-style-name="L11">
      <style:text-properties officeooo:paragraph-rsid="0056132d"/>
    </style:style>
    <style:style style:name="P68" style:family="paragraph" style:parent-style-name="Standard">
      <style:text-properties officeooo:paragraph-rsid="005a7528"/>
    </style:style>
    <style:style style:name="P69" style:family="paragraph" style:parent-style-name="Standard">
      <style:text-properties officeooo:paragraph-rsid="005af232"/>
    </style:style>
    <style:style style:name="P70" style:family="paragraph" style:parent-style-name="Standard" style:list-style-name="L14">
      <style:text-properties officeooo:paragraph-rsid="005af232"/>
    </style:style>
    <style:style style:name="P71" style:family="paragraph" style:parent-style-name="Standard">
      <style:text-properties fo:font-weight="bold" officeooo:paragraph-rsid="005af232" style:font-weight-asian="bold" style:font-weight-complex="bold"/>
    </style:style>
    <style:style style:name="P72" style:family="paragraph" style:parent-style-name="Standard">
      <style:text-properties officeooo:paragraph-rsid="005e2bec"/>
    </style:style>
    <style:style style:name="P73" style:family="paragraph" style:parent-style-name="Standard">
      <style:paragraph-properties fo:line-height="115%" style:writing-mode="lr-tb"/>
    </style:style>
    <style:style style:name="P74" style:family="paragraph" style:parent-style-name="Standard">
      <style:paragraph-properties fo:line-height="115%" style:writing-mode="lr-tb"/>
      <style:text-properties officeooo:paragraph-rsid="003a5ae8"/>
    </style:style>
    <style:style style:name="P75" style:family="paragraph" style:parent-style-name="Standard">
      <style:paragraph-properties fo:line-height="115%" style:writing-mode="lr-tb"/>
      <style:text-properties officeooo:paragraph-rsid="003d992f"/>
    </style:style>
    <style:style style:name="P76" style:family="paragraph" style:parent-style-name="Standard">
      <style:paragraph-properties fo:line-height="115%" style:writing-mode="lr-tb"/>
      <style:text-properties officeooo:paragraph-rsid="003e302e"/>
    </style:style>
    <style:style style:name="P77" style:family="paragraph" style:parent-style-name="Standard">
      <style:paragraph-properties fo:line-height="115%" style:writing-mode="lr-tb"/>
      <style:text-properties officeooo:paragraph-rsid="003f1e36"/>
    </style:style>
    <style:style style:name="P78" style:family="paragraph" style:parent-style-name="Standard">
      <style:paragraph-properties fo:line-height="115%" style:writing-mode="lr-tb"/>
      <style:text-properties officeooo:paragraph-rsid="004ac089"/>
    </style:style>
    <style:style style:name="P79" style:family="paragraph" style:parent-style-name="Standard">
      <style:paragraph-properties fo:line-height="115%" style:writing-mode="lr-tb"/>
      <style:text-properties officeooo:paragraph-rsid="004b243c"/>
    </style:style>
    <style:style style:name="P80" style:family="paragraph" style:parent-style-name="Standard" style:list-style-name="L2">
      <style:paragraph-properties fo:line-height="115%" style:writing-mode="lr-tb"/>
      <style:text-properties officeooo:paragraph-rsid="004c6b0d"/>
    </style:style>
    <style:style style:name="P81" style:family="paragraph" style:parent-style-name="Standard" style:list-style-name="L2">
      <style:paragraph-properties fo:line-height="115%" style:writing-mode="lr-tb"/>
      <style:text-properties officeooo:paragraph-rsid="004dbedf"/>
    </style:style>
    <style:style style:name="P82" style:family="paragraph" style:parent-style-name="Standard">
      <style:paragraph-properties fo:line-height="115%" style:writing-mode="lr-tb"/>
      <style:text-properties officeooo:paragraph-rsid="004dbedf"/>
    </style:style>
    <style:style style:name="P83" style:family="paragraph" style:parent-style-name="Standard" style:list-style-name="L3">
      <style:paragraph-properties fo:line-height="115%" style:writing-mode="lr-tb"/>
      <style:text-properties officeooo:paragraph-rsid="004dc58f"/>
    </style:style>
    <style:style style:name="P84" style:family="paragraph" style:parent-style-name="Standard">
      <style:paragraph-properties fo:line-height="115%" fo:text-align="center" style:justify-single-word="false" style:writing-mode="lr-tb"/>
      <style:text-properties officeooo:paragraph-rsid="004dc58f"/>
    </style:style>
    <style:style style:name="P85" style:family="paragraph" style:parent-style-name="Standard" style:list-style-name="L4">
      <style:paragraph-properties fo:line-height="115%" style:writing-mode="lr-tb"/>
      <style:text-properties officeooo:paragraph-rsid="004dc58f"/>
    </style:style>
    <style:style style:name="P86" style:family="paragraph" style:parent-style-name="Standard">
      <style:paragraph-properties fo:line-height="115%" fo:text-align="start" style:justify-single-word="false" style:writing-mode="lr-tb"/>
      <style:text-properties officeooo:paragraph-rsid="004dc58f"/>
    </style:style>
    <style:style style:name="P87" style:family="paragraph" style:parent-style-name="Standard">
      <style:paragraph-properties fo:line-height="115%" style:writing-mode="lr-tb"/>
      <style:text-properties officeooo:paragraph-rsid="005af232"/>
    </style:style>
    <style:style style:name="P88" style:family="paragraph" style:parent-style-name="Standard">
      <style:paragraph-properties fo:line-height="115%" style:writing-mode="lr-tb"/>
      <style:text-properties fo:font-weight="bold" officeooo:rsid="000cd611" officeooo:paragraph-rsid="000cd611" fo:background-color="#ffff00" style:font-weight-asian="bold" style:font-weight-complex="bold"/>
    </style:style>
    <style:style style:name="P89" style:family="paragraph" style:parent-style-name="Standard">
      <style:paragraph-properties fo:line-height="115%" style:writing-mode="lr-tb"/>
      <style:text-properties fo:font-weight="bold" officeooo:rsid="000cd611" officeooo:paragraph-rsid="0033cb42" fo:background-color="#ffff00" style:font-weight-asian="bold" style:font-weight-complex="bold"/>
    </style:style>
    <style:style style:name="P90" style:family="paragraph" style:parent-style-name="Standard" style:list-style-name="LS1">
      <style:paragraph-properties fo:margin-top="0in" fo:margin-bottom="0in" style:contextual-spacing="false" fo:line-height="115%" fo:break-before="auto" fo:break-after="auto" style:writing-mode="lr-tb"/>
    </style:style>
    <style:style style:name="P91" style:family="paragraph" style:parent-style-name="Standard">
      <style:paragraph-properties fo:line-height="115%" fo:break-before="auto" fo:break-after="auto" style:writing-mode="lr-tb"/>
      <style:text-properties officeooo:paragraph-rsid="003c651c"/>
    </style:style>
    <style:style style:name="P92" style:family="paragraph" style:parent-style-name="Standard">
      <style:paragraph-properties fo:line-height="115%" fo:break-before="auto" fo:break-after="auto" style:writing-mode="lr-tb"/>
      <style:text-properties officeooo:paragraph-rsid="003d992f"/>
    </style:style>
    <style:style style:name="P93" style:family="paragraph" style:parent-style-name="Standard">
      <style:paragraph-properties fo:line-height="115%" fo:break-before="auto" fo:break-after="auto" style:writing-mode="lr-tb"/>
      <style:text-properties officeooo:paragraph-rsid="00426d93"/>
    </style:style>
    <style:style style:name="P94" style:family="paragraph" style:parent-style-name="Standard">
      <style:paragraph-properties fo:margin-left="0.0102in" fo:margin-right="0in" fo:text-indent="0in" style:auto-text-indent="false"/>
      <style:text-properties officeooo:paragraph-rsid="003f1e36"/>
    </style:style>
    <style:style style:name="P95" style:family="paragraph" style:parent-style-name="Standard">
      <style:paragraph-properties fo:margin-left="-0.0102in" fo:margin-right="0in" fo:text-indent="0in" style:auto-text-indent="false">
        <style:tab-stops/>
      </style:paragraph-properties>
    </style:style>
    <style:style style:name="P96" style:family="paragraph" style:parent-style-name="Heading_20_1">
      <style:paragraph-properties fo:line-height="115%" fo:break-before="auto" fo:break-after="auto" style:writing-mode="lr-tb"/>
    </style:style>
    <style:style style:name="P97" style:family="paragraph" style:parent-style-name="Heading_20_1" style:list-style-name="">
      <style:paragraph-properties fo:line-height="115%" style:writing-mode="lr-tb"/>
      <style:text-properties officeooo:paragraph-rsid="00176e0a"/>
    </style:style>
    <style:style style:name="P98" style:family="paragraph" style:parent-style-name="Heading_20_1" style:list-style-name="">
      <style:paragraph-properties fo:line-height="115%" style:writing-mode="lr-tb"/>
      <style:text-properties officeooo:paragraph-rsid="0019aac5"/>
    </style:style>
    <style:style style:name="P99" style:family="paragraph" style:parent-style-name="Heading_20_1" style:list-style-name="">
      <style:paragraph-properties fo:line-height="115%" style:writing-mode="lr-tb"/>
      <style:text-properties officeooo:paragraph-rsid="001925ec"/>
    </style:style>
    <style:style style:name="P100" style:family="paragraph" style:parent-style-name="Heading_20_1" style:list-style-name="">
      <style:paragraph-properties fo:line-height="115%" style:writing-mode="lr-tb"/>
      <style:text-properties officeooo:paragraph-rsid="001e7a52"/>
    </style:style>
    <style:style style:name="P101" style:family="paragraph" style:parent-style-name="Heading_20_1">
      <style:paragraph-properties fo:line-height="115%" style:writing-mode="lr-tb"/>
    </style:style>
    <style:style style:name="P102" style:family="paragraph" style:parent-style-name="Heading_20_1">
      <style:paragraph-properties fo:line-height="115%" style:writing-mode="lr-tb"/>
      <style:text-properties officeooo:paragraph-rsid="00176e0a"/>
    </style:style>
    <style:style style:name="P103" style:family="paragraph" style:parent-style-name="Heading_20_1" style:list-style-name=""/>
    <style:style style:name="P104" style:family="paragraph" style:parent-style-name="Heading_20_2">
      <style:paragraph-properties fo:line-height="115%" fo:break-before="auto" fo:break-after="auto" style:writing-mode="lr-tb"/>
    </style:style>
    <style:style style:name="P105" style:family="paragraph" style:parent-style-name="Heading_20_2">
      <style:paragraph-properties fo:line-height="115%" fo:break-before="auto" fo:break-after="auto" style:writing-mode="lr-tb"/>
      <style:text-properties officeooo:paragraph-rsid="003a5aea"/>
    </style:style>
    <style:style style:name="P106" style:family="paragraph" style:parent-style-name="Heading_20_2">
      <style:paragraph-properties fo:line-height="115%" fo:break-before="auto" fo:break-after="auto" style:writing-mode="lr-tb"/>
      <style:text-properties officeooo:paragraph-rsid="004f07b6"/>
    </style:style>
    <style:style style:name="P107" style:family="paragraph" style:parent-style-name="Heading_20_2">
      <style:paragraph-properties fo:line-height="115%" fo:break-before="auto" fo:break-after="auto" style:writing-mode="lr-tb"/>
      <style:text-properties officeooo:paragraph-rsid="005522e8"/>
    </style:style>
    <style:style style:name="P108" style:family="paragraph" style:parent-style-name="Heading_20_2">
      <style:paragraph-properties fo:line-height="115%" fo:break-before="auto" fo:break-after="auto" fo:background-color="#ffff00" style:writing-mode="lr-tb">
        <style:background-image/>
      </style:paragraph-properties>
    </style:style>
    <style:style style:name="P109" style:family="paragraph" style:parent-style-name="Heading_20_2">
      <style:paragraph-properties fo:break-before="auto" fo:break-after="auto"/>
      <style:text-properties officeooo:paragraph-rsid="00411e0b"/>
    </style:style>
    <style:style style:name="P110" style:family="paragraph" style:parent-style-name="Heading_20_2">
      <style:paragraph-properties fo:break-before="auto" fo:break-after="auto"/>
      <style:text-properties officeooo:paragraph-rsid="0045bc4c"/>
    </style:style>
    <style:style style:name="P111" style:family="paragraph" style:parent-style-name="Heading_20_2">
      <style:paragraph-properties fo:break-before="auto" fo:break-after="auto"/>
      <style:text-properties officeooo:paragraph-rsid="00461902"/>
    </style:style>
    <style:style style:name="P112" style:family="paragraph" style:parent-style-name="Heading_20_2">
      <style:paragraph-properties fo:break-before="auto" fo:break-after="auto"/>
      <style:text-properties officeooo:paragraph-rsid="005af232"/>
    </style:style>
    <style:style style:name="P113" style:family="paragraph" style:parent-style-name="Heading_20_2">
      <style:paragraph-properties fo:margin-top="0in" fo:margin-bottom="0in" style:contextual-spacing="false" fo:line-height="115%" fo:break-before="auto" fo:break-after="auto" style:writing-mode="lr-tb"/>
    </style:style>
    <style:style style:name="P114" style:family="paragraph" style:parent-style-name="Heading_20_2">
      <style:paragraph-properties fo:margin-top="0in" fo:margin-bottom="0in" style:contextual-spacing="false" fo:line-height="115%" fo:break-before="auto" fo:break-after="auto" style:writing-mode="lr-tb"/>
      <style:text-properties officeooo:paragraph-rsid="0045bc4c"/>
    </style:style>
    <style:style style:name="P115" style:family="paragraph" style:parent-style-name="Heading_20_2">
      <style:paragraph-properties fo:margin-top="0in" fo:margin-bottom="0in" style:contextual-spacing="false" fo:line-height="115%" fo:break-before="auto" fo:break-after="auto" style:writing-mode="lr-tb"/>
      <style:text-properties style:font-name="Courier New" fo:font-size="9pt" fo:font-weight="normal" style:font-name-asian="Courier New" style:font-size-asian="9pt" style:font-weight-asian="normal" style:font-name-complex="Courier New" style:font-size-complex="9pt" style:font-weight-complex="normal"/>
    </style:style>
    <style:style style:name="P116" style:family="paragraph" style:parent-style-name="Heading_20_2">
      <style:paragraph-properties fo:margin-top="0in" fo:margin-bottom="0in" style:contextual-spacing="false" fo:line-height="115%" fo:break-before="auto" fo:break-after="auto" style:writing-mode="lr-tb"/>
      <style:text-properties style:font-name="Courier New" fo:font-size="9pt" fo:font-weight="normal" officeooo:paragraph-rsid="004324b0" style:font-name-asian="Courier New" style:font-size-asian="9pt" style:font-weight-asian="normal" style:font-name-complex="Courier New" style:font-size-complex="9pt" style:font-weight-complex="normal"/>
    </style:style>
    <style:style style:name="P117" style:family="paragraph" style:parent-style-name="Heading_20_2">
      <style:paragraph-properties fo:line-height="115%" style:writing-mode="lr-tb"/>
    </style:style>
    <style:style style:name="P118" style:family="paragraph" style:parent-style-name="Heading_20_2">
      <style:paragraph-properties fo:line-height="115%" style:writing-mode="lr-tb"/>
      <style:text-properties officeooo:paragraph-rsid="003b25d2"/>
    </style:style>
    <style:style style:name="P119" style:family="paragraph" style:parent-style-name="Heading_20_2">
      <style:paragraph-properties fo:line-height="115%" style:writing-mode="lr-tb"/>
      <style:text-properties officeooo:paragraph-rsid="003e302e"/>
    </style:style>
    <style:style style:name="P120" style:family="paragraph" style:parent-style-name="Heading_20_2">
      <style:paragraph-properties fo:line-height="115%" style:writing-mode="lr-tb"/>
      <style:text-properties officeooo:paragraph-rsid="004f07b6"/>
    </style:style>
    <style:style style:name="P121" style:family="paragraph" style:parent-style-name="Title" style:master-page-name="Standard">
      <style:paragraph-properties fo:line-height="115%" style:page-number="auto" fo:break-before="auto" fo:break-after="auto" style:writing-mode="lr-tb"/>
    </style:style>
    <style:style style:name="P122" style:family="paragraph" style:parent-style-name="Footnote">
      <style:text-properties officeooo:paragraph-rsid="004f1850"/>
    </style:style>
    <style:style style:name="P123" style:family="paragraph" style:parent-style-name="Footnote">
      <style:text-properties officeooo:paragraph-rsid="0056132d"/>
    </style:style>
    <style:style style:name="T1" style:family="text">
      <style:text-properties fo:font-weight="bold" style:font-weight-asian="bold" style:font-weight-complex="bold"/>
    </style:style>
    <style:style style:name="T2" style:family="text">
      <style:text-properties fo:font-weight="bold" officeooo:rsid="0009b951" style:font-weight-asian="bold" style:font-weight-complex="bold"/>
    </style:style>
    <style:style style:name="T3" style:family="text">
      <style:text-properties fo:font-weight="bold" officeooo:rsid="001fa499" style:font-weight-asian="bold" style:font-weight-complex="bold"/>
    </style:style>
    <style:style style:name="T4" style:family="text">
      <style:text-properties fo:font-weight="bold" officeooo:rsid="00399922" style:font-weight-asian="bold" style:font-weight-complex="bold"/>
    </style:style>
    <style:style style:name="T5" style:family="text">
      <style:text-properties fo:font-weight="bold" officeooo:rsid="004b243c" style:font-weight-asian="bold" style:font-weight-complex="bold"/>
    </style:style>
    <style:style style:name="T6" style:family="text">
      <style:text-properties fo:font-weight="bold" officeooo:rsid="004dbedf" style:font-weight-asian="bold" style:font-weight-complex="bold"/>
    </style:style>
    <style:style style:name="T7" style:family="text">
      <style:text-properties fo:font-weight="bold" officeooo:rsid="004dc58f" style:font-weight-asian="bold" style:font-weight-complex="bold"/>
    </style:style>
    <style:style style:name="T8" style:family="text">
      <style:text-properties fo:font-weight="bold" officeooo:rsid="004f1850" style:font-weight-asian="bold" style:font-weight-complex="bold"/>
    </style:style>
    <style:style style:name="T9" style:family="text">
      <style:text-properties fo:font-weight="bold" officeooo:rsid="0056132d" style:font-weight-asian="bold" style:font-weight-complex="bold"/>
    </style:style>
    <style:style style:name="T10" style:family="text">
      <style:text-properties fo:font-size="10pt" style:font-size-asian="10pt" style:font-size-complex="10pt"/>
    </style:style>
    <style:style style:name="T11" style:family="text">
      <style:text-properties fo:background-color="#ffff00"/>
    </style:style>
    <style:style style:name="T12" style:family="text">
      <style:text-properties officeooo:rsid="00152055" fo:background-color="#ffff00"/>
    </style:style>
    <style:style style:name="T13" style:family="text">
      <style:text-properties officeooo:rsid="002be863" fo:background-color="#ffff00"/>
    </style:style>
    <style:style style:name="T14" style:family="text">
      <style:text-properties officeooo:rsid="002f9a80" fo:background-color="#ffff00"/>
    </style:style>
    <style:style style:name="T15" style:family="text">
      <style:text-properties officeooo:rsid="003a5ae8" fo:background-color="#ffff00"/>
    </style:style>
    <style:style style:name="T16" style:family="text">
      <style:text-properties style:font-name="Arial" fo:font-size="11pt" fo:font-weight="normal" style:font-name-asian="Arial" style:font-size-asian="11pt" style:font-weight-asian="normal" style:font-name-complex="Arial" style:font-size-complex="11pt" style:font-weight-complex="normal"/>
    </style:style>
    <style:style style:name="T17" style:family="text">
      <style:text-properties style:font-name="Courier New" fo:font-size="9pt" fo:font-weight="normal" style:font-name-asian="Courier New" style:font-size-asian="9pt" style:font-weight-asian="normal" style:font-name-complex="Courier New" style:font-size-complex="9pt" style:font-weight-complex="normal"/>
    </style:style>
    <style:style style:name="T18" style:family="text">
      <style:text-properties style:font-name="Courier New" fo:font-size="9pt" style:font-name-asian="Courier New" style:font-size-asian="9pt" style:font-name-complex="Courier New" style:font-size-complex="9pt"/>
    </style:style>
    <style:style style:name="T19" style:family="text">
      <style:text-properties officeooo:rsid="0009b951"/>
    </style:style>
    <style:style style:name="T20" style:family="text">
      <style:text-properties officeooo:rsid="0009c2b9"/>
    </style:style>
    <style:style style:name="T21" style:family="text">
      <style:text-properties officeooo:rsid="000b7225"/>
    </style:style>
    <style:style style:name="T22" style:family="text">
      <style:text-properties officeooo:rsid="000cd611"/>
    </style:style>
    <style:style style:name="T23" style:family="text">
      <style:text-properties officeooo:rsid="000eab30"/>
    </style:style>
    <style:style style:name="T24" style:family="text">
      <style:text-properties officeooo:rsid="0012224c"/>
    </style:style>
    <style:style style:name="T25" style:family="text">
      <style:text-properties officeooo:rsid="00152055"/>
    </style:style>
    <style:style style:name="T26" style:family="text">
      <style:text-properties officeooo:rsid="00156bc2"/>
    </style:style>
    <style:style style:name="T27" style:family="text">
      <style:text-properties officeooo:rsid="00160417"/>
    </style:style>
    <style:style style:name="T28" style:family="text">
      <style:text-properties officeooo:rsid="001654b1"/>
    </style:style>
    <style:style style:name="T29" style:family="text">
      <style:text-properties officeooo:rsid="00176e0a"/>
    </style:style>
    <style:style style:name="T30" style:family="text">
      <style:text-properties officeooo:rsid="001925ec"/>
    </style:style>
    <style:style style:name="T31" style:family="text">
      <style:text-properties officeooo:rsid="0019aac5"/>
    </style:style>
    <style:style style:name="T32" style:family="text">
      <style:text-properties fo:font-style="italic" officeooo:rsid="0019aac5" style:font-style-asian="italic" style:font-style-complex="italic"/>
    </style:style>
    <style:style style:name="T33" style:family="text">
      <style:text-properties fo:font-style="italic" officeooo:rsid="001a5df5" style:font-style-asian="italic" style:font-style-complex="italic"/>
    </style:style>
    <style:style style:name="T34" style:family="text">
      <style:text-properties fo:font-style="italic" officeooo:rsid="002a74a8" style:font-style-asian="italic" style:font-style-complex="italic"/>
    </style:style>
    <style:style style:name="T35" style:family="text">
      <style:text-properties fo:font-style="italic" officeooo:rsid="002d0b16" style:font-style-asian="italic" style:font-style-complex="italic"/>
    </style:style>
    <style:style style:name="T36" style:family="text">
      <style:text-properties fo:font-style="normal" officeooo:rsid="0019aac5" style:font-style-asian="normal" style:font-style-complex="normal"/>
    </style:style>
    <style:style style:name="T37" style:family="text">
      <style:text-properties fo:font-style="normal" officeooo:rsid="0019ced9" style:font-style-asian="normal" style:font-style-complex="normal"/>
    </style:style>
    <style:style style:name="T38" style:family="text">
      <style:text-properties fo:font-style="normal" officeooo:rsid="001a5df5" style:font-style-asian="normal" style:font-style-complex="normal"/>
    </style:style>
    <style:style style:name="T39" style:family="text">
      <style:text-properties fo:font-style="normal" officeooo:rsid="002a74a8" style:font-style-asian="normal" style:font-style-complex="normal"/>
    </style:style>
    <style:style style:name="T40" style:family="text">
      <style:text-properties fo:font-style="normal" officeooo:rsid="002be863" style:font-style-asian="normal" style:font-style-complex="normal"/>
    </style:style>
    <style:style style:name="T41" style:family="text">
      <style:text-properties fo:font-style="normal" officeooo:rsid="002d0b16" style:font-style-asian="normal" style:font-style-complex="normal"/>
    </style:style>
    <style:style style:name="T42" style:family="text">
      <style:text-properties fo:font-style="normal" officeooo:rsid="00327698" style:font-style-asian="normal" style:font-style-complex="normal"/>
    </style:style>
    <style:style style:name="T43" style:family="text">
      <style:text-properties fo:font-style="normal" officeooo:rsid="0033cb42" style:font-style-asian="normal" style:font-style-complex="normal"/>
    </style:style>
    <style:style style:name="T44" style:family="text">
      <style:text-properties fo:font-style="normal" officeooo:rsid="00360a5b" style:font-style-asian="normal" style:font-style-complex="normal"/>
    </style:style>
    <style:style style:name="T45" style:family="text">
      <style:text-properties fo:font-style="normal" officeooo:rsid="0037f84e" style:font-style-asian="normal" style:font-style-complex="normal"/>
    </style:style>
    <style:style style:name="T46" style:family="text">
      <style:text-properties fo:font-style="normal" fo:font-weight="bold" officeooo:rsid="002d0b16" style:font-style-asian="normal" style:font-weight-asian="bold" style:font-style-complex="normal" style:font-weight-complex="bold"/>
    </style:style>
    <style:style style:name="T47" style:family="text">
      <style:text-properties officeooo:rsid="0019ced9"/>
    </style:style>
    <style:style style:name="T48" style:family="text">
      <style:text-properties officeooo:rsid="001a5df5"/>
    </style:style>
    <style:style style:name="T49" style:family="text">
      <style:text-properties officeooo:rsid="001ccd75"/>
    </style:style>
    <style:style style:name="T50" style:family="text">
      <style:text-properties officeooo:rsid="001e7a52"/>
    </style:style>
    <style:style style:name="T51" style:family="text">
      <style:text-properties officeooo:rsid="001fa499"/>
    </style:style>
    <style:style style:name="T52" style:family="text">
      <style:text-properties fo:font-weight="normal" officeooo:rsid="001fa499" style:font-weight-asian="normal" style:font-weight-complex="normal"/>
    </style:style>
    <style:style style:name="T53" style:family="text">
      <style:text-properties fo:font-weight="normal" officeooo:rsid="002014c5" style:font-weight-asian="normal" style:font-weight-complex="normal"/>
    </style:style>
    <style:style style:name="T54" style:family="text">
      <style:text-properties fo:font-weight="normal" officeooo:rsid="002380a8" style:font-weight-asian="normal" style:font-weight-complex="normal"/>
    </style:style>
    <style:style style:name="T55" style:family="text">
      <style:text-properties fo:font-weight="normal" officeooo:rsid="00243404" style:font-weight-asian="normal" style:font-weight-complex="normal"/>
    </style:style>
    <style:style style:name="T56" style:family="text">
      <style:text-properties fo:font-weight="normal" officeooo:rsid="004f1850" style:font-weight-asian="normal" style:font-weight-complex="normal"/>
    </style:style>
    <style:style style:name="T57" style:family="text">
      <style:text-properties fo:font-weight="normal" officeooo:rsid="0056132d" style:font-weight-asian="normal" style:font-weight-complex="normal"/>
    </style:style>
    <style:style style:name="T58" style:family="text">
      <style:text-properties officeooo:rsid="00243404"/>
    </style:style>
    <style:style style:name="T59" style:family="text">
      <style:text-properties style:font-name="DejaVu Sans Mono" fo:font-size="11pt" fo:font-style="normal" fo:font-weight="normal" style:font-size-asian="11pt" style:font-style-asian="normal" style:font-weight-asian="normal"/>
    </style:style>
    <style:style style:name="T60" style:family="text">
      <style:text-properties style:font-name="DejaVu Sans Mono" fo:font-size="11pt" fo:font-style="normal" fo:font-weight="normal" officeooo:rsid="00243404" style:font-size-asian="11pt" style:font-style-asian="normal" style:font-weight-asian="normal" style:font-weight-complex="normal"/>
    </style:style>
    <style:style style:name="T61" style:family="text">
      <style:text-properties officeooo:rsid="0025ebfe"/>
    </style:style>
    <style:style style:name="T62" style:family="text">
      <style:text-properties officeooo:rsid="0028177e"/>
    </style:style>
    <style:style style:name="T63" style:family="text">
      <style:text-properties officeooo:rsid="002a365c"/>
    </style:style>
    <style:style style:name="T64" style:family="text">
      <style:text-properties officeooo:rsid="002a74a8"/>
    </style:style>
    <style:style style:name="T65" style:family="text">
      <style:text-properties officeooo:rsid="002be863"/>
    </style:style>
    <style:style style:name="T66" style:family="text">
      <style:text-properties officeooo:rsid="002daf98"/>
    </style:style>
    <style:style style:name="T67" style:family="text">
      <style:text-properties officeooo:rsid="002f9a80"/>
    </style:style>
    <style:style style:name="T68" style:family="text">
      <style:text-properties officeooo:rsid="002fd442"/>
    </style:style>
    <style:style style:name="T69" style:family="text">
      <style:text-properties officeooo:rsid="00327698"/>
    </style:style>
    <style:style style:name="T70" style:family="text">
      <style:text-properties officeooo:rsid="0033cb42"/>
    </style:style>
    <style:style style:name="T71" style:family="text">
      <style:text-properties officeooo:rsid="0037f84e"/>
    </style:style>
    <style:style style:name="T72" style:family="text">
      <style:text-properties officeooo:rsid="00399922"/>
    </style:style>
    <style:style style:name="T73" style:family="text">
      <style:text-properties officeooo:rsid="003a5ae8"/>
    </style:style>
    <style:style style:name="T74" style:family="text">
      <style:text-properties officeooo:rsid="003a5aea"/>
    </style:style>
    <style:style style:name="T75" style:family="text">
      <style:text-properties officeooo:rsid="003b25d2"/>
    </style:style>
    <style:style style:name="T76" style:family="text">
      <style:text-properties officeooo:rsid="003c651c"/>
    </style:style>
    <style:style style:name="T77" style:family="text">
      <style:text-properties officeooo:rsid="003d992f"/>
    </style:style>
    <style:style style:name="T78" style:family="text">
      <style:text-properties officeooo:rsid="003e302e"/>
    </style:style>
    <style:style style:name="T79" style:family="text">
      <style:text-properties officeooo:rsid="003f1e36"/>
    </style:style>
    <style:style style:name="T80" style:family="text">
      <style:text-properties officeooo:rsid="00411e0b"/>
    </style:style>
    <style:style style:name="T81" style:family="text">
      <style:text-properties officeooo:rsid="00426d93"/>
    </style:style>
    <style:style style:name="T82" style:family="text">
      <style:text-properties officeooo:rsid="0042b41c"/>
    </style:style>
    <style:style style:name="T83" style:family="text">
      <style:text-properties officeooo:rsid="004324b0"/>
    </style:style>
    <style:style style:name="T84" style:family="text">
      <style:text-properties officeooo:rsid="0045bc4c"/>
    </style:style>
    <style:style style:name="T85" style:family="text">
      <style:text-properties officeooo:rsid="00461902"/>
    </style:style>
    <style:style style:name="T86" style:family="text">
      <style:text-properties officeooo:rsid="004656a3"/>
    </style:style>
    <style:style style:name="T87" style:family="text">
      <style:text-properties officeooo:rsid="00474258"/>
    </style:style>
    <style:style style:name="T88" style:family="text">
      <style:text-properties officeooo:rsid="00489b66"/>
    </style:style>
    <style:style style:name="T89" style:family="text">
      <style:text-properties officeooo:rsid="0049b4dd"/>
    </style:style>
    <style:style style:name="T90" style:family="text">
      <style:text-properties officeooo:rsid="004a30e6"/>
    </style:style>
    <style:style style:name="T91" style:family="text">
      <style:text-properties officeooo:rsid="004ac089"/>
    </style:style>
    <style:style style:name="T92" style:family="text">
      <style:text-properties officeooo:rsid="004b243c"/>
    </style:style>
    <style:style style:name="T93" style:family="text">
      <style:text-properties officeooo:rsid="004c6b0d"/>
    </style:style>
    <style:style style:name="T94" style:family="text">
      <style:text-properties officeooo:rsid="004dbedf"/>
    </style:style>
    <style:style style:name="T95" style:family="text">
      <style:text-properties officeooo:rsid="004dc58f"/>
    </style:style>
    <style:style style:name="T96" style:family="text">
      <style:text-properties style:font-name="Arial1" officeooo:rsid="004dc58f" style:font-name-asian="Arial" style:font-name-complex="Arial"/>
    </style:style>
    <style:style style:name="T97" style:family="text">
      <style:text-properties style:text-position="sub 58%" style:font-name="Arial1" officeooo:rsid="004dc58f" style:font-name-asian="Arial" style:font-name-complex="Arial"/>
    </style:style>
    <style:style style:name="T98" style:family="text">
      <style:text-properties style:text-position="sub 58%" officeooo:rsid="004dc58f"/>
    </style:style>
    <style:style style:name="T99" style:family="text">
      <style:text-properties style:text-position="sub 58%" fo:font-weight="bold" officeooo:rsid="004dc58f" style:font-weight-asian="bold" style:font-weight-complex="bold"/>
    </style:style>
    <style:style style:name="T100" style:family="text">
      <style:text-properties fo:font-variant="normal" fo:text-transform="none" fo:color="#282828" style:font-name="Arial1" fo:letter-spacing="normal" officeooo:rsid="004dc58f" style:font-name-asian="Arial" style:font-name-complex="Arial"/>
    </style:style>
    <style:style style:name="T101" style:family="text">
      <style:text-properties fo:font-variant="normal" fo:text-transform="none" fo:color="#282828" style:text-position="sub 58%" style:font-name="Arial1" fo:letter-spacing="normal" officeooo:rsid="004dc58f" style:font-name-asian="Arial" style:font-name-complex="Arial"/>
    </style:style>
    <style:style style:name="T102" style:family="text">
      <style:text-properties fo:font-variant="normal" fo:text-transform="none" fo:color="#282828" style:text-position="sub 58%" style:font-name="Arial1" fo:letter-spacing="normal" fo:font-weight="normal" officeooo:rsid="005af232" style:font-name-asian="Arial" style:font-weight-asian="normal" style:font-name-complex="Arial" style:font-weight-complex="normal"/>
    </style:style>
    <style:style style:name="T103" style:family="text">
      <style:text-properties fo:font-variant="normal" fo:text-transform="none" fo:color="#282828" style:text-position="0% 100%" style:font-name="Arial1" fo:letter-spacing="normal" officeooo:rsid="004dc58f" style:font-name-asian="Arial" style:font-name-complex="Arial"/>
    </style:style>
    <style:style style:name="T104" style:family="text">
      <style:text-properties fo:font-variant="normal" fo:text-transform="none" fo:color="#282828" style:text-position="0% 100%" style:font-name="Arial1" fo:letter-spacing="normal" officeooo:rsid="004f07b6" style:font-name-asian="Arial" style:font-name-complex="Arial"/>
    </style:style>
    <style:style style:name="T105" style:family="text">
      <style:text-properties fo:font-variant="normal" fo:text-transform="none" fo:color="#282828" style:text-position="0% 100%" style:font-name="Arial1" fo:letter-spacing="normal" officeooo:rsid="00411e0b" style:font-name-asian="Arial" style:font-name-complex="Arial"/>
    </style:style>
    <style:style style:name="T106" style:family="text">
      <style:text-properties fo:font-variant="normal" fo:text-transform="none" fo:color="#282828" style:text-position="0% 100%" style:font-name="Arial1" fo:letter-spacing="normal" officeooo:rsid="00461902" style:font-name-asian="Arial" style:font-name-complex="Arial"/>
    </style:style>
    <style:style style:name="T107" style:family="text">
      <style:text-properties fo:font-variant="normal" fo:text-transform="none" fo:color="#282828" style:text-position="0% 100%" style:font-name="Arial1" fo:letter-spacing="normal" officeooo:rsid="004f1850" style:font-name-asian="Arial" style:font-name-complex="Arial"/>
    </style:style>
    <style:style style:name="T108" style:family="text">
      <style:text-properties fo:font-variant="normal" fo:text-transform="none" fo:color="#282828" style:text-position="0% 100%" style:font-name="Arial1" fo:letter-spacing="normal" officeooo:rsid="005109a0" style:font-name-asian="Arial" style:font-name-complex="Arial"/>
    </style:style>
    <style:style style:name="T109" style:family="text">
      <style:text-properties fo:font-variant="normal" fo:text-transform="none" fo:color="#282828" style:text-position="0% 100%" style:font-name="Arial1" fo:letter-spacing="normal" officeooo:rsid="00526778" style:font-name-asian="Arial" style:font-name-complex="Arial"/>
    </style:style>
    <style:style style:name="T110" style:family="text">
      <style:text-properties fo:font-variant="normal" fo:text-transform="none" fo:color="#282828" style:text-position="0% 100%" style:font-name="Arial1" fo:letter-spacing="normal" officeooo:rsid="00541142" style:font-name-asian="Arial" style:font-name-complex="Arial"/>
    </style:style>
    <style:style style:name="T111" style:family="text">
      <style:text-properties fo:font-variant="normal" fo:text-transform="none" fo:color="#282828" style:text-position="0% 100%" style:font-name="Arial1" fo:letter-spacing="normal" officeooo:rsid="00552070" style:font-name-asian="Arial" style:font-name-complex="Arial"/>
    </style:style>
    <style:style style:name="T112" style:family="text">
      <style:text-properties fo:font-variant="normal" fo:text-transform="none" fo:color="#282828" style:text-position="0% 100%" style:font-name="Arial1" fo:letter-spacing="normal" officeooo:rsid="005522e8" style:font-name-asian="Arial" style:font-name-complex="Arial"/>
    </style:style>
    <style:style style:name="T113" style:family="text">
      <style:text-properties fo:font-variant="normal" fo:text-transform="none" fo:color="#282828" style:text-position="0% 100%" style:font-name="Arial1" fo:letter-spacing="normal" officeooo:rsid="0058b26a" style:font-name-asian="Arial" style:font-name-complex="Arial"/>
    </style:style>
    <style:style style:name="T114" style:family="text">
      <style:text-properties fo:font-variant="normal" fo:text-transform="none" fo:color="#282828" style:text-position="0% 100%" style:font-name="Arial1" fo:letter-spacing="normal" officeooo:rsid="005a7528" style:font-name-asian="Arial" style:font-name-complex="Arial"/>
    </style:style>
    <style:style style:name="T115" style:family="text">
      <style:text-properties fo:font-variant="normal" fo:text-transform="none" fo:color="#282828" style:text-position="0% 100%" style:font-name="Arial1" fo:letter-spacing="normal" officeooo:rsid="005af232" style:font-name-asian="Arial" style:font-name-complex="Arial"/>
    </style:style>
    <style:style style:name="T116" style:family="text">
      <style:text-properties fo:font-variant="normal" fo:text-transform="none" fo:color="#282828" style:text-position="0% 100%" style:font-name="Arial1" fo:letter-spacing="normal" officeooo:rsid="005e2bec" style:font-name-asian="Arial" style:font-name-complex="Arial"/>
    </style:style>
    <style:style style:name="T117" style:family="text">
      <style:text-properties fo:font-variant="normal" fo:text-transform="none" fo:color="#282828" style:text-position="0% 100%" style:font-name="Arial1" fo:letter-spacing="normal" fo:font-weight="bold" officeooo:rsid="00541142" style:font-name-asian="Arial" style:font-weight-asian="bold" style:font-name-complex="Arial" style:font-weight-complex="bold"/>
    </style:style>
    <style:style style:name="T118" style:family="text">
      <style:text-properties fo:font-variant="normal" fo:text-transform="none" fo:color="#282828" style:text-position="0% 100%" style:font-name="Arial1" fo:letter-spacing="normal" fo:font-weight="bold" officeooo:rsid="005a7528" style:font-name-asian="Arial" style:font-weight-asian="bold" style:font-name-complex="Arial" style:font-weight-complex="bold"/>
    </style:style>
    <style:style style:name="T119" style:family="text">
      <style:text-properties fo:font-variant="normal" fo:text-transform="none" fo:color="#282828" style:text-position="0% 100%" style:font-name="Arial1" fo:letter-spacing="normal" fo:font-weight="bold" officeooo:rsid="004dc58f" style:font-name-asian="Arial" style:font-weight-asian="bold" style:font-name-complex="Arial" style:font-weight-complex="bold"/>
    </style:style>
    <style:style style:name="T120" style:family="text">
      <style:text-properties fo:font-variant="normal" fo:text-transform="none" fo:color="#282828" style:text-position="0% 100%" style:font-name="Arial1" fo:letter-spacing="normal" fo:font-weight="bold" officeooo:rsid="005af232" style:font-name-asian="Arial" style:font-weight-asian="bold" style:font-name-complex="Arial" style:font-weight-complex="bold"/>
    </style:style>
    <style:style style:name="T121" style:family="text">
      <style:text-properties fo:font-variant="normal" fo:text-transform="none" fo:color="#282828" style:text-position="0% 100%" style:font-name="Arial1" fo:letter-spacing="normal" fo:font-style="italic" fo:font-weight="bold" officeooo:rsid="00541142" style:font-name-asian="Arial" style:font-style-asian="italic" style:font-weight-asian="bold" style:font-name-complex="Arial" style:font-style-complex="italic" style:font-weight-complex="bold"/>
    </style:style>
    <style:style style:name="T122" style:family="text">
      <style:text-properties fo:font-variant="normal" fo:text-transform="none" fo:color="#282828" style:text-position="0% 100%" style:font-name="Arial1" fo:letter-spacing="normal" fo:font-style="normal" fo:font-weight="bold" officeooo:rsid="00541142" style:font-name-asian="Arial" style:font-style-asian="normal" style:font-weight-asian="bold" style:font-name-complex="Arial" style:font-style-complex="normal" style:font-weight-complex="bold"/>
    </style:style>
    <style:style style:name="T123" style:family="text">
      <style:text-properties fo:font-variant="normal" fo:text-transform="none" fo:color="#282828" style:text-position="0% 100%" style:font-name="Arial1" fo:letter-spacing="normal" fo:font-style="normal" fo:font-weight="normal" officeooo:rsid="00541142" style:font-name-asian="Arial" style:font-style-asian="normal" style:font-weight-asian="normal" style:font-name-complex="Arial" style:font-style-complex="normal" style:font-weight-complex="normal"/>
    </style:style>
    <style:style style:name="T124" style:family="text">
      <style:text-properties fo:font-variant="normal" fo:text-transform="none" fo:color="#282828" style:text-position="0% 100%" style:font-name="Arial1" fo:letter-spacing="normal" fo:font-weight="normal" officeooo:rsid="004dc58f" style:font-name-asian="Arial" style:font-weight-asian="normal" style:font-name-complex="Arial" style:font-weight-complex="normal"/>
    </style:style>
    <style:style style:name="T125" style:family="text">
      <style:text-properties fo:font-variant="normal" fo:text-transform="none" fo:color="#282828" style:text-position="0% 100%" style:font-name="Arial1" fo:letter-spacing="normal" fo:font-weight="normal" officeooo:rsid="005af232" style:font-name-asian="Arial" style:font-weight-asian="normal" style:font-name-complex="Arial" style:font-weight-complex="normal"/>
    </style:style>
    <style:style style:name="T126" style:family="text">
      <style:text-properties fo:font-variant="normal" fo:text-transform="none" fo:color="#282828" style:text-position="0% 100%" style:font-name="Arial1" fo:letter-spacing="normal" fo:font-weight="normal" officeooo:rsid="005cac7b" style:font-name-asian="Arial" style:font-weight-asian="normal" style:font-name-complex="Arial" style:font-weight-complex="normal"/>
    </style:style>
    <style:style style:name="T127" style:family="text">
      <style:text-properties fo:font-variant="normal" fo:text-transform="none" fo:color="#282828" style:text-position="0% 100%" style:font-name="Arial1" fo:letter-spacing="normal" fo:font-weight="normal" officeooo:rsid="005e2bec" style:font-name-asian="Arial" style:font-weight-asian="normal" style:font-name-complex="Arial" style:font-weight-complex="normal"/>
    </style:style>
    <style:style style:name="T128" style:family="text">
      <style:text-properties officeooo:rsid="004f1850"/>
    </style:style>
    <style:style style:name="T129" style:family="text">
      <style:text-properties officeooo:rsid="005522e8"/>
    </style:style>
    <style:style style:name="T130" style:family="text">
      <style:text-properties officeooo:rsid="0056132d"/>
    </style:style>
    <style:style style:name="T131" style:family="text">
      <style:text-properties officeooo:rsid="005784f5"/>
    </style:style>
    <style:style style:name="T132" style:family="text">
      <style:text-properties officeooo:rsid="005af232"/>
    </style:style>
    <style:style style:name="T133" style:family="text">
      <style:text-properties officeooo:rsid="005e2be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1"><text:bookmark text:name="h.ibn3rgajuksw"/>Analyticka cast</text:p>
      <text:p text:style-name="P1"/>
      <text:h text:style-name="P104" text:outline-level="10"><text:bookmark text:name="h.aop1rhv0v2fm"/>2.1 Definovanie základných pojmov</text:h>
      <text:p text:style-name="P1">V tejto casti budeme definovať všetky pojmy, ktoré budeme používať v tejto práci. Niektoré pojmy ako jazyk, editor, parser a ďalšie.</text:p>
      <text:p text:style-name="P1"/>
      <text:p text:style-name="P6">Syntaxer</text:p>
      <text:p text:style-name="P1"/>
      <text:p text:style-name="P1"><text:span text:style-name="T1">Textový</text:span><text:span text:style-name="T1"> </text:span><text:span text:style-name="T1">Editor</text:span> - Počitačový program alebo komponenta programu umožňujúca užívateľovi tvoriť a uprovovať textové dáta vo forme čistého textu (ang. Plain text). Textový editor neumožnuje pracovať s prezentáčnou formu textu. V tejto práci budeme uvažovať jedine editori vhodné na prácu s programovým zdrojovým kódom.</text:p>
      <text:p text:style-name="P1"/>
      <text:p text:style-name="P2"><text:span text:style-name="T1">Zdrojový kód</text:span> - Programové inštrukcie, ktoré tvoria logickú jednotku alebo celý softvérový systém reprezentované vo forme čitateľnej užívateľom. Zdrojový kód je vo väčšine prípadov prezentovaný užívateľovi vo forme čistého textu textovým editorom alebo textovým prehliadačom<text:span text:style-name="T19"><text:note text:id="ftn1" text:note-class="footnote"><text:note-citation>1</text:note-citation><text:note-body><text:p text:style-name="P5"><text:span text:style-name="T10"><text:s/></text:span>Zdrojový kód môže byť užívateľovi prezentovaný grafickou formou. Patria sem nástroje ako Android App Designer, JetBrains Metaprogramming system a iné.</text:p></text:note-body></text:note></text:span>. Spomenuté programy môžu do zdrojového textu vložiť štylistické typografické prvky, ktoré uľahčujú užívateľovi čitanie a orientáciu v zdrojovom texte. Táto funkcionalita sa nazýva zvýrzňovanie syntaxe (ang. Syntax Highlighting).</text:p>
      <text:p text:style-name="P1"/>
      <text:p text:style-name="P1"><text:span text:style-name="T1">Programovací jazyk </text:span>- Formálny umelý jazyk, ktorý umožnuje formalizáciu programového návrhu do zdrojového textu<text:note text:id="ftn2" text:note-class="footnote"><text:note-citation>2</text:note-citation><text:note-body><text:p text:style-name="P2">Pravidlá transformácie návrhu do zdrojového kódu vyplývajú zo sémantiky jazyka, vždy závisia na paradigmách programovacieho jazyka a programátor ich zvyčajne intuitívne odvodzuje počas písania kódu. Pravidlá pre organizáciu a štruktúrovanie samotného zdrojového kódu sa nazýva syntax. Syntaktické a lexikálne pravidlá tvoria Gramatiku, pridaním sémantiky do gramatiky dostávame programovací jazyk.</text:p></text:note-body></text:note>.</text:p>
      <text:p text:style-name="P1"/>
      <text:p text:style-name="P2"><text:span text:style-name="T2">Doménovo špecifický jazyk</text:span><text:span text:style-name="T1"> –</text:span> <text:span text:style-name="T19">Jazyk dedikovaný pre riešenie problémov v </text:span><text:span text:style-name="T20">špecifickej </text:span><text:span text:style-name="T19">domené </text:span><text:span text:style-name="T20">(dalej len DSL)</text:span>. <text:span text:style-name="T20">Použiteľnosť DSL jazykov je obvikle niche, ale objavujú sa často zaradzované k skriptovacím jazykom vo všetkých druhoch aplikácii od webu, cez finančné systémy až po hry a aj pri tvorbe samotných programovacích jazykov.</text:span></text:p>
      <text:p text:style-name="P13"/>
      <text:p text:style-name="P2"><text:span text:style-name="T1">Syntax</text:span> – <text:span text:style-name="T20">V informatike, syntax je s</text:span>úbor pravidiel<text:span text:style-name="T19">, </text:span><text:span text:style-name="T20">definujúce kombinácie lexikánych symbolov, ktoré sú považované za korektne štruktúrovaný dokument alebo fragment dokumentu písaný v danom programovacom jazyku</text:span></text:p>
      <text:p text:style-name="P1"/>
      <text:p text:style-name="P1"><text:soft-page-break/><text:span text:style-name="T1">Zvýraznovanie</text:span><text:span text:style-name="T1"> </text:span><text:span text:style-name="T1">syntaxe</text:span> - Funkcia integrovaných vývojových nástrojov (IDE), ked editor mení vzhľad textu podla syntaktického vyznamu daného textu.</text:p>
      <text:p text:style-name="P1"/>
      <text:p text:style-name="P2"><text:span text:style-name="T2">P</text:span><text:span text:style-name="T1">arser</text:span> - Nástroj <text:span text:style-name="T19">umožňujúci transformovať zdrojový kód do dátovej struktúry zvanej abstraktný syntaktický strom (ang. Abstract Syntax Tree, ďalej len AST)</text:span>.<text:span text:style-name="T19"> Nad AST je jednoduché </text:span><text:span text:style-name="T19">vykónávať zložité algoritmické operácie ako preklad zdrojového kódu, navigácia v zdrojovom kóde, extrakcia programových symbolov definovaných v zdrojovom súbore.</text:span></text:p>
      <text:p text:style-name="P14"/>
      <text:p text:style-name="P2"><text:span text:style-name="T1">Generátor parserov</text:span> - Nástroj na <text:span text:style-name="T19">jednoduchú tvorbu Parserov. Transformuje lexikálne a syntaktické pravidla na zdrojový kód parseru použiteľného integrovateľnú a preložiteľnú do kompletných programov. Pravidlá gramatiky sú zvyčajne formalizované dedikovaným deklaracným programovacím jazykom (alebo mikrojazykom </text:span>.</text:p>
      <text:p text:style-name="P14"/>
      <text:p text:style-name="P1"/>
      <text:h text:style-name="P104" text:outline-level="10"><text:bookmark text:name="h.nt6zqxh57x5h"/>2.2 Použité technológie</text:h>
      <text:p text:style-name="P1">Pri vývoji nástroja <text:span text:style-name="T20">automatizovaného zvýrazňovania syntaxe</text:span>, som mal čiastočne definovanú sadu nástrojov a techonológií, ktoré bolo nutné použiť. <text:span text:style-name="T20">V tejto kapitole budeme diskutovať každú použitú technológii a jej význam v projekte a prípadné alternatívy.</text:span></text:p>
      <text:h text:style-name="P104" text:outline-level="10"><text:bookmark text:name="h.pfzhpvqtr7k3"/>2.2.1 <text:span text:style-name="T1">Yajco</text:span></text:h>
      <text:p text:style-name="P1">Yajco je generátor parserov. Vstupom pre Yajco je hierarchia Java tried, gramatika jazyka je definovaná pomocou annotácií, ktoré Yajco ponúka. Pri preklade tried nástroj Yajco spracuje annotované triedy a vygeneruje výsledný parser. <text:span text:style-name="T20">V súčastnosti existujú backendové moduly (adaptéri v terminológii design paternov)</text:span> <text:span text:style-name="T20">pre nástroje </text:span>Beaver a JavaCC. <text:span text:style-name="T20">Yajco b</text:span>ol vyvinutý na Technickej Univerzite v Košiciach.</text:p>
      <text:p text:style-name="P1">Nástroj Yajco <text:span text:style-name="T20">je navrhnutý </text:span>modulárn<text:span text:style-name="T20">e </text:span>a <text:span text:style-name="T20">u</text:span>mož<text:span text:style-name="T20">ňuje vytvoriť ďalšie backendové moduly bez zmeny samotného nástroja</text:span>. Nov<text:span text:style-name="T20">é</text:span> modul<text:span text:style-name="T20">i </text:span>nemus<text:span text:style-name="T20">ia implementovať adapter pre generátor parserov. T</text:span>o môžeme využiť pre naš účel a vytvoriť backend modul, ktorý bude transformovať popis gramatiky jazyka na <text:span text:style-name="T20">pravidlá zvýrazňovania syntaxe </text:span>pre <text:span text:style-name="T20">textové editori</text:span>.</text:p>
      <text:p text:style-name="P15"><text:span text:style-name="T20">Yajco je v podstate len ďalšia vrstva nad samotnými DSL jazykmi generátorov parserov. Zjednocuje a integruje rôžne generátori parserov pod jednotný interface. </text:span><text:span text:style-name="T21">Touto vlastnosťou Yajco rozširuje rodinu generátorov parserov viac vertikálne ako horizontálne. Alternat</text:span><text:span text:style-name="T22">í</text:span><text:span text:style-name="T21">va k tomuto nástroju v OpenSource komunite zatiaľ neexistovala a proprietarne produkty s podobnou funkcionalitou sa na trhu nepresadili.</text:span></text:p>
      <text:p text:style-name="P88">TBD=arch.yajco:</text:p>
      <text:p text:style-name="P89"><text:s text:c="3"/><text:span text:style-name="T70">factory metoda: </text:span><text:span text:style-name="T39">statická metóda volaná namiesto priamej inštanciácie pomocou verejného konštruktoru</text:span></text:p>
      <text:p text:style-name="P1"/>
      <text:p text:style-name="P1"><text:soft-page-break/><text:span text:style-name="T1">Java</text:span> - Výber programovacieho jazyka sa <text:span text:style-name="T21">podriaďije výberu </text:span>nástroj<text:span text:style-name="T21">a </text:span>Yajco. <text:span text:style-name="T21">Yajco </text:span>je napíaný v jazyku Java <text:span text:style-name="T21">a na vstupe akceptuje hierarchiu tried definovaných v jazyku Java. Nie je teda dôvod na tomto projekte použivať iný jazyk ako Java</text:span>.</text:p>
      <text:p text:style-name="P19">Jednou z výhod jazyku Java je rigidny hierarchický objektový model umožnujúci čístú prácu s reflexiou (Analyza programovéj štrukturi počas behu programu). To umožnuje tvoriť programy a najrôznejšie programové knižnice a udržať ich ľahko integrovateľné. Univerzálnosť jazyka Java môže byť príčinou ďalšej výhody jazyka - enormná veľkosť komunity Java programátorov a ľahká dostupnosť programových knizníc.</text:p>
      <text:p text:style-name="P16"><text:span text:style-name="T21">Spomeňme anotácie v jazyku Java, ktoré ležia v srdci nástroja Yajco. Anotácie umožnujú pridávať do hierarchickej štruktúri programu deklaratívne metadáta. Tieto môžu byt dostupné počas behu programu, alebo počas prekladu programu. </text:span><text:span text:style-name="T22">Na základe metadát</text:span><text:span text:style-name="T21"> </text:span><text:span text:style-name="T22">z </text:span><text:span text:style-name="T21">anot</text:span><text:span text:style-name="T22">ovaných </text:span><text:span text:style-name="T21">tried </text:span><text:span text:style-name="T22">a ich polí </text:span><text:span text:style-name="T21">Yajco </text:span><text:span text:style-name="T22">generuje syntackické pravidlá pre backend moduli</text:span><text:span text:style-name="T21">. </text:span></text:p>
      <text:p text:style-name="P1"/>
      <text:p text:style-name="P1"><text:span text:style-name="T1">Maven</text:span> - Rovnako ako pri výbere jazyka, aj pri buildovacom systéme sme sa rozhodli kôli lepšej integrácii využiť tie isté nástroje ako využíva YajCo.</text:p>
      <text:p text:style-name="P1"/>
      <text:h text:style-name="P96" text:outline-level="10"><text:bookmark text:name="h.1gv3v9sf86f8"/>2.3. Postup riešenia zadania</text:h>
      <text:p text:style-name="P1">V tento časti budeme hovoriť o tom, ako prebiehalo vypracovanie zadania tejto práce a s akými problémami sme sa pri vypracovaní</text:p>
      <text:h text:style-name="P96" text:outline-level="10"><text:bookmark text:name="h.8ezuzplbf476"/>2.3.1. Podpora syntaxe v editoroch</text:h>
      <text:p text:style-name="P1">Prvým krokom pri riešení priblému bolo, že sme sa pozreli na funkcie zvýrazňovania syntaxe u rôznych editorov a porovnali ich s informáciami poskytnutými nástrojom YajCo.</text:p>
      <text:h text:style-name="P96" text:outline-level="10"><text:bookmark text:name="h.ftv47mhec6tn"/>2.3.1.1. Výber editorov</text:h>
      <text:p text:style-name="P3"><text:span text:style-name="T23">Pri v</text:span>ýber cieľových editorov <text:span text:style-name="T23">prvej implementácie sme sa riadili </text:span><text:span text:style-name="T25">podľa</text:span><text:span text:style-name="T23"> dostupnosťou informácií o konfiguračnom formáte, </text:span><text:span text:style-name="T25">jednoduchosťou formátu a veľkosťou užívateľskej báze editorov</text:span><text:span text:style-name="T23">. </text:span><text:span text:style-name="T25">C</text:span><text:span text:style-name="T23">hceli </text:span><text:span text:style-name="T25">sme </text:span><text:span text:style-name="T23">pokryť programy pre OS Windows, OS GNU/Linux a Webové platformy. </text:span><text:span text:style-name="T25">Editori a kľúčové faktori ich výberu sú uvedené v tabuľke </text:span><text:span text:style-name="T25"><text:sequence-ref text:reference-format="page" text:ref-name="refTable0">3</text:sequence-ref></text:span><text:span text:style-name="T25">:</text:span></text:p>
      <table:table table:name="Table4" table:style-name="Table4">
        <table:table-column table:style-name="Table4.A" table:number-columns-repeated="3"/>
        <table:table-row>
          <table:table-cell table:style-name="Table4.A1" office:value-type="string">
            <text:p text:style-name="P24">Editor</text:p>
          </table:table-cell>
          <table:table-cell table:style-name="Table4.A1" office:value-type="string">
            <text:p text:style-name="P24">Platforma</text:p>
          </table:table-cell>
          <table:table-cell table:style-name="Table4.C1" office:value-type="string">
            <text:p text:style-name="P22"><text:span text:style-name="T24">Licenci</text:span><text:span text:style-name="T25">a</text:span></text:p>
          </table:table-cell>
        </table:table-row>
        <table:table-row>
          <table:table-cell table:style-name="Table4.A2" office:value-type="string">
            <text:p text:style-name="P20">Notepad++</text:p>
          </table:table-cell>
          <table:table-cell table:style-name="Table4.A2" office:value-type="string">
            <text:p text:style-name="P20">Windows</text:p>
          </table:table-cell>
          <table:table-cell table:style-name="Table4.C2" office:value-type="string">
            <text:p text:style-name="P25">Freeware</text:p>
          </table:table-cell>
        </table:table-row>
        <table:table-row>
          <table:table-cell table:style-name="Table4.A2" office:value-type="string">
            <text:p text:style-name="P20">Kate</text:p>
          </table:table-cell>
          <table:table-cell table:style-name="Table4.A2" office:value-type="string">
            <text:p text:style-name="P20">GNU/Linux</text:p>
          </table:table-cell>
          <table:table-cell table:style-name="Table4.C2" office:value-type="string">
            <text:p text:style-name="P25">GPLv3</text:p>
          </table:table-cell>
        </table:table-row>
        <table:table-row>
          <table:table-cell table:style-name="Table4.A2" office:value-type="string">
            <text:p text:style-name="P20">Gedit</text:p>
          </table:table-cell>
          <table:table-cell table:style-name="Table4.A2" office:value-type="string">
            <text:p text:style-name="P20">GNU/Linux</text:p>
          </table:table-cell>
          <table:table-cell table:style-name="Table4.C2" office:value-type="string">
            <text:p text:style-name="P25">GPLv3</text:p>
          </table:table-cell>
        </table:table-row>
        <table:table-row>
          <table:table-cell table:style-name="Table4.A5" office:value-type="string">
            <text:p text:style-name="P20">CodeMirror</text:p>
          </table:table-cell>
          <table:table-cell table:style-name="Table4.A2" office:value-type="string">
            <text:p text:style-name="P20">Web</text:p>
          </table:table-cell>
          <table:table-cell table:style-name="Table4.C2" office:value-type="string">
            <text:p text:style-name="P25">Public domain</text:p>
          </table:table-cell>
        </table:table-row>
      </table:table>
      <text:p text:style-name="Table">Table <text:sequence text:ref-name="refTable0" text:name="Table" text:formula="ooow:Table+1" style:num-format="1">1</text:sequence>: Cieľové editori prvej implmentácie</text:p>
      <text:p text:style-name="Standard"><text:soft-page-break/><text:span text:style-name="T25">Editori Notepad++ a CodeMirror boli nakoniec z implementácie vypustené. Dôvody tohoto rozhodnutia si podrobnejšie rozoberieme v </text:span><text:span text:style-name="T12">nasledujúcej kapitole v časti o generovaní konfiguračných súborov</text:span><text:span text:style-name="T25">.</text:span></text:p>
      <text:p text:style-name="P27">Implementované sú teda formáty pre editori Kate a Gedit. Oba editori disponujú excelentnou dokumentáciou k syntax highligting enginu, ktorý implementujú a tiež excelentnou znovupoužiteľňosťou – Každý program pre prostredie Gnome a KDE využívajúci komponentu GSourceView alebo KatePart bude s generovanými konfiguračnými súbormi pracovať automaticky. </text:p>
      <text:h text:style-name="P101" text:outline-level="10"><text:bookmark text:name="h.4ghfjttb4myg"/>2.3.2. <text:span text:style-name="T29">N</text:span>ástroj YajCo</text:h>
      <text:p text:style-name="P4"><text:span text:style-name="T25">Gramatika implementovaného jazyka je vstupom nástroja YajCo. Gramatika je popísaná anotovanou hierarchiou tried. </text:span><text:span text:style-name="T26">Vstuppný bod nástroja YajCo je podtrieda AnnotationProcessor, YajCo preto beží počas kompilácie Java tried cieľového parsera.</text:span></text:p>
      <text:p text:style-name="P21">AnnotationProcessor má počas kompilácie úlohu vykonávať reflexívne operácie nad kompilovanými triedami a meniť ich ich bytecode, prípadne generovať nové triedy, ktoré vstúpujú do kompilácie ako dynamický generovaný kód v čase kompilácie.</text:p>
      <text:p text:style-name="P17"><text:span text:style-name="T26">Anotované triedy, ktorými popisujeme cieľovú gramatiku však nie sú reprezentáciou modelu Yajca, model je implementovaný triedami v package yajco.model. Tieto triedy sú inštanciované a referencované počas </text:span><text:span text:style-name="T27">reflexivnej analýzy gramatiky. Naplnený model je následne predaný </text:span><text:span text:style-name="T28">backend modulu, ktorý je nakonfigurovaný v Project Object Model súbore (pom.xml, ďalej len POM) na spracovanie</text:span><text:span text:style-name="T27">.</text:span></text:p>
      <text:h text:style-name="P97" text:outline-level="10"><text:span text:style-name="T28">2.3.</text:span><text:span text:style-name="T29">2</text:span><text:span text:style-name="T28">.</text:span><text:span text:style-name="T29">1.</text:span><text:span text:style-name="T28"> Model </text:span><text:span text:style-name="T31">jazyka</text:span><text:span text:style-name="T30"> </text:span><text:span text:style-name="T28">YajCo</text:span></text:h>
      <text:p text:style-name="P18"><text:span text:style-name="T28">Rozoberme si triedy modelu YajCo a </text:span><text:span text:style-name="T30">akú úlohu hrajú</text:span><text:span text:style-name="T28"> v modeli.</text:span></text:p>
      <text:h text:style-name="P97" text:outline-level="10"><text:span text:style-name="T28">2.3.</text:span><text:span text:style-name="T29">2</text:span><text:span text:style-name="T28">.</text:span><text:span text:style-name="T29">1.1. </text:span><text:span text:style-name="T30">YajcoModelElement</text:span></text:h>
      <text:h text:style-name="P29" text:outline-level="10">Trieda YajcoModelElement, ako sám názov napovedá, je abstraktná trieda, ktorá je predkom všetkých ostatných tried tvoriacich model jazyka. Takéto tried zvyčajne obsahujú len tie metódy, ktoré sú spolčné pre každý element modelu.</text:h>
      <text:h text:style-name="P30" text:outline-level="10"><text:span text:style-name="T31">V tomto prípade Ide o jedinú metódu </text:span><text:span text:style-name="T32">getSourceElement()</text:span><text:span text:style-name="T36">. Elementy modelu sú organizaované do stromu, ak vynecháme </text:span><text:span text:style-name="T37">sémantickú vrstvu</text:span><text:span text:style-name="T36">, ktorý môžeme vďaka tejto metóde traverzovať smerom k koreňu. Pre traverz smerom k listom stromu musí traverzujúci algoritmus poznať konkrétne typy elementov a polia týchto typov.</text:span></text:h>
      <text:h text:style-name="P39" text:outline-level="10">Príklad: Ak máme koreň modelu, musíme vedieť ako je jeho trieda implementovaná aby sme mohli traverzovať túto úroveň stromu.</text:h>
      <text:h text:style-name="P98" text:outline-level="10"><text:span text:style-name="T28">2.3.</text:span><text:span text:style-name="T29">2</text:span><text:span text:style-name="T28">.</text:span><text:span text:style-name="T29">1.3. </text:span><text:span text:style-name="T31">Language</text:span></text:h>
      <text:h text:style-name="P40" text:outline-level="10"><text:span text:style-name="T47">Koreňom modelu jazyka je inštancia triedy Language </text:span><text:span text:style-name="T48">a jeho predok je </text:span><text:span text:style-name="T33">null</text:span><text:span text:style-name="T38"> hodnota</text:span><text:span text:style-name="T47">. V každom modeli je len jediná insťancia. Potomkovia inštancie Language sú inštancie triedy TokenDef a SkipDef, ktoré majú veľmi podobnú implmentáciu ale diametrálne odlišnú sémantiku v modeli jazyka, a trieda Concept.</text:span></text:h>
      <text:h text:style-name="P41" text:outline-level="10"><text:soft-page-break/>V samotnom koreňovom uzle nájdeme tiez pole typu String, ktoré ho hodnota je názvom jazyka a pol properties. Tieto polia tu však netreba komentovať.</text:h>
      <text:h text:style-name="P98" text:outline-level="10"><text:span text:style-name="T28">2.3.</text:span><text:span text:style-name="T29">2</text:span><text:span text:style-name="T28">.</text:span><text:span text:style-name="T29">1.</text:span><text:span text:style-name="T31">4</text:span><text:span text:style-name="T29">.</text:span><text:span text:style-name="T28"> </text:span><text:span text:style-name="T30">Concept</text:span></text:h>
      <text:h text:style-name="P42" text:outline-level="10">V praxi môžeme povaovať za hlavnú časť jazyka v modeli YajCo množinu inštancií triedy Concept. Táto tireda <text:span text:style-name="T65">reprezentuje jednu triedu v modeli cieľového jazyka. Trieda patrí do modelu jazyka v prípade, že </text:span><text:span text:style-name="T13">obsahuje aspooň jednu annotáciu nástroja YajCo</text:span><text:span text:style-name="T65">.</text:span></text:h>
      <text:h text:style-name="P43" text:outline-level="10">V terminológii klasických generátorov parserov, kde jednotka gramatiky je syntaktické pravidlo, </text:h>
      <text:h text:style-name="P43" text:outline-level="10">Concept je súbor syntaktických pravidiel v relácii alternatívy.</text:h>
      <text:h text:style-name="P99" text:outline-level="10"><text:span text:style-name="T28">2.3.</text:span><text:span text:style-name="T29">2</text:span><text:span text:style-name="T28">.</text:span><text:span text:style-name="T29">1.</text:span><text:span text:style-name="T31">5</text:span><text:span text:style-name="T29">.</text:span><text:span text:style-name="T28"> </text:span><text:span text:style-name="T29">SkipDef</text:span></text:h>
      <text:h text:style-name="P31" text:outline-level="10"><text:span text:style-name="T50">Dve ostatné polia polia triedy Language sú “skoky” a tokeny. </text:span><text:span text:style-name="T49">Obe triedy definujú regulárnym výrazom </text:span><text:span text:style-name="T58">symbol</text:span><text:span text:style-name="T49"> na </text:span><text:span text:style-name="T50">urovni </text:span><text:span text:style-name="T49">lex</text:span><text:span text:style-name="T50">era</text:span><text:span text:style-name="T49">. Inštancie triedy SkipDef reprezentujú taký druh slov v jazyku, ktoré svojou postuposťou znakou ani prítomnosou v dokumente nemajú žiaden vplyv na výsledok </text:span><text:span text:style-name="T50">spracovania dokumentu.</text:span></text:h>
      <text:h text:style-name="P31" text:outline-level="10"><text:span text:style-name="T50">Za takéto slová môžeme považovať komentáre, ale v niektorých prípadoch </text:span><text:span text:style-name="T51">biele znaky.</text:span></text:h>
      <text:h text:style-name="P32" text:outline-level="10"><text:span text:style-name="T3">Príklad:</text:span><text:span text:style-name="T52"> </text:span><text:span text:style-name="T53">Jazyk BrainFuck ignoruje všetky znakoch </text:span><text:span text:style-name="T54">ASCII </text:span><text:span text:style-name="T53">abecedy </text:span><text:span text:style-name="T54">okrem znakov va tabulke</text:span></text:h>
      <table:table table:name="Table5" table:style-name="Table5">
        <table:table-column table:style-name="Table5.A" table:number-columns-repeated="7"/>
        <table:table-column table:style-name="Table5.H"/>
        <table:table-row>
          <table:table-cell table:style-name="Table5.A1" office:value-type="string">
            <text:p text:style-name="Table_20_Contents">,</text:p>
          </table:table-cell>
          <table:table-cell table:style-name="Table5.A1" office:value-type="string">
            <text:p text:style-name="P23">.</text:p>
          </table:table-cell>
          <table:table-cell table:style-name="Table5.A1" office:value-type="string">
            <text:p text:style-name="P26">+</text:p>
          </table:table-cell>
          <table:table-cell table:style-name="Table5.A1" office:value-type="string">
            <text:p text:style-name="P26">-</text:p>
          </table:table-cell>
          <table:table-cell table:style-name="Table5.A1" office:value-type="string">
            <text:p text:style-name="P26">&lt;</text:p>
          </table:table-cell>
          <table:table-cell table:style-name="Table5.A1" office:value-type="string">
            <text:p text:style-name="P26">&gt;</text:p>
          </table:table-cell>
          <table:table-cell table:style-name="Table5.A1" office:value-type="string">
            <text:p text:style-name="P26">[</text:p>
          </table:table-cell>
          <table:table-cell table:style-name="Table5.H1" office:value-type="string">
            <text:p text:style-name="P26">]</text:p>
          </table:table-cell>
        </table:table-row>
      </table:table>
      <text:h text:style-name="P33" text:outline-level="10"><text:span text:style-name="T55">Takýto druch komentárov môžeme popísať jedinou inštanciou SkipDef a to s nasledujúcim regulárnym výrazom: <text:s/></text:span><text:span text:style-name="T60">[^,.+</text:span><text:span text:style-name="T59">\-&lt;&gt;\[\]]</text:span></text:h>
      <text:h text:style-name="P44" text:outline-level="10"/>
      <text:h text:style-name="P100" text:outline-level="10"><text:span text:style-name="T50">2.3.2.1.6. </text:span><text:span text:style-name="T29">TokenDef</text:span></text:h>
      <text:h text:style-name="P45" text:outline-level="10">Inštancie triedy TokenDef definujú symboli jazyka na úrovní lexera vo forme regulárnych výrazov a priradzujú im názov. Pomocov názvov potom môžeme referencovať slová z iných častí modelu cieľového jazyka.</text:h>
      <text:h text:style-name="P45" text:outline-level="10">Definovanie symbolov jazyka nie je povinné. Vyhľadanie skutočnej hodnoty terminálneho symbolu, z ktorých skladáme predpisy syntaxe jazyka, prebieha nasledovne:</text:h>
      <text:list xml:id="list9202739343938145013" text:style-name="L1">
        <text:list-item>
          <text:h text:style-name="P47" text:outline-level="10">Konštantný textový reťazec použitý v predpise syntaxe (napríklad pomocou annotácie @Before) vyľadáme v mape preddefinovaných symbolov.</text:h>
        </text:list-item>
        <text:list-item>
          <text:h text:style-name="P49" text:outline-level="10">V prípade, že záznam sa nachádza v mape, predpis (regulárný) pre rozpoznanie terminálneho symbolu bude hodnota priradená danému kľúču v mape. Tieto sú často znovupoužiteľné kľúčové slová (), primitiívne typy, operátori a dekoračné prvky jazyka ako sú zátvorky a oddeľovače.</text:h>
        </text:list-item>
        <text:list-item>
          <text:h text:style-name="P48" text:outline-level="10">V prípade že záznam sa v mape nenachádza, konštantný reťazec nie je preložený a využije sa ako predpis symbolu.</text:h>
        </text:list-item>
      </text:list>
      <text:h text:style-name="P46" text:outline-level="10"/>
      <text:h text:style-name="P34" text:outline-level="10"><text:soft-page-break/><text:span text:style-name="T61">Hore uvedený postup </text:span><text:span text:style-name="T58">umožnuje flexibilitu lexikálnej analýzy </text:span><text:span text:style-name="T61">a však robí jej definíciu náchylnú na skryté chyby (zabudnuté definovanie konštantných názvov operátorov)</text:span><text:span text:style-name="T58">.</text:span></text:h>
      <text:h text:style-name="P103" text:outline-level="10"><text:span text:style-name="T28">2.3.</text:span><text:span text:style-name="T29">2</text:span><text:span text:style-name="T28">.</text:span><text:span text:style-name="T29">1.</text:span><text:span text:style-name="T31">6</text:span><text:span text:style-name="T29">.</text:span><text:span text:style-name="T28"> </text:span><text:span text:style-name="T67">Triedy Abstraktného Syntaxu</text:span></text:h>
      <text:h text:style-name="P35" text:outline-level="10"><text:span text:style-name="T67">Rozoberme si triedy </text:span><text:span text:style-name="T61">Property, </text:span><text:span text:style-name="T62">PropertyPattern, Pattern a Identifier </text:span><text:span text:style-name="T67">a ich interakcie ako celok. </text:span><text:span text:style-name="T62">Tieto triedy </text:span><text:span text:style-name="T63">modelujú symboli jazyka, ktorých reťazec ovplyvňuje sémantický význam analyzovaného fragmentu dokumentu a je potrebné mať k tomuto reťazcu prístup z AST. Jedná sa najčastejšie o identifikátory premenných a funkcií, a iné pomenované elementy jazyka. </text:span><text:span text:style-name="T64">Táto časť modelu YajCo sa v termninológii nástroja nazýva abstraktný syntax.</text:span><text:span text:style-name="T63"> </text:span></text:h>
      <text:h text:style-name="P50" text:outline-level="10"><text:span text:style-name="T63">Annotácia @Identifier, </text:span><text:span text:style-name="T64">ktorá sa používa a úrovni clenských premenných tried modelovaného jazyka,</text:span><text:span text:style-name="T63"> </text:span><text:span text:style-name="T64">berie jeden pomenovaný parameter </text:span><text:span text:style-name="T34">unique</text:span><text:span text:style-name="T39">, ktorého hodnota určuje menný priestor identifikátora.</text:span><text:span text:style-name="T40"> </text:span><text:span text:style-name="T39">V modeli jazyka existuje jedna inštancia triedy </text:span><text:span text:style-name="T34">Identifier</text:span><text:span text:style-name="T39"> pre každú anotovanú premennú v hierarchi tried modelujúcich cieľovú gramatiku. Modelovanie abstraktného syntaxu umožnuje nástroju YajCo automatizovať časť sémantickej kontroly a to kontrolu tabuľky symbolov voči referenciám. Inými slovami, umožnujú identifikovať nedeklarované premenné a funkcie.</text:span></text:h>
      <text:h text:style-name="P51" text:outline-level="10"><text:span text:style-name="T40">Identifikátor má slabú reláciu voči </text:span><text:span text:style-name="T41">konktrétnym reťazcom symbolov. </text:span><text:span text:style-name="T40">Reťazec identifikátora v AST je nastavený klientským kódom </text:span><text:span text:style-name="T41">v</text:span><text:span text:style-name="T40"> konštruktore, alebo vo factory metode </text:span><text:span text:style-name="T41">modelovaného Conceptu</text:span><text:span text:style-name="T40">.</text:span><text:span text:style-name="T41"> Vďaka tomu je možné počas konštrukcie AST identifikátory pozmeniť, alebo dynamicky počítať. Táto stratégia vnáša istú flexibilitu do systému menných priestorov nastroja YajCo. Napríklad je možné implementovaťjazyky s dynamickým vyhodnotením identifikátorov.</text:span></text:h>
      <text:h text:style-name="P51" text:outline-level="10"><text:span text:style-name="T46">Príklad:</text:span><text:span text:style-name="T41"> Výraz dvojitého vyhodnotenia hodnoty premennej prostredia v jazyku Shell: </text:span><text:span text:style-name="T35">$$MY_VARIABLE</text:span></text:h>
      <text:h text:style-name="P52" text:outline-level="10"><text:span text:style-name="T40">Hierarchický model abstraktného syntaxu je nasledovný. </text:span><text:span text:style-name="T39">Pre každ</text:span><text:span text:style-name="T40">ú členskú premennú</text:span><text:span text:style-name="T39">. v tried</text:span><text:span text:style-name="T40">ach</text:span><text:span text:style-name="T39"> modelu jazyka bude object triedy Concept referencovať jednu inštanciu triedy Property. </text:span><text:span text:style-name="T40">Object Property môže obsahovať v modeli jazyka zoznam objektov dediacich od abstraktnej tiedy PropertyPattern. Jedinou implementáciou v nástroji YajCo je trieda Identifier. Ak </text:span><text:span text:style-name="T41">je </text:span><text:span text:style-name="T40">členská premenná </text:span><text:span text:style-name="T41">anotovaná ako @Identifier, objekt Property, ktorý ju reprezentuje bude referencova</text:span><text:span text:style-name="T42">ť</text:span><text:span text:style-name="T41"> jeden object Identifier a pole unique bude obsahovať menný priestor identifikátor.</text:span></text:h>
      <text:h text:style-name="P51" text:outline-level="10"><text:span text:style-name="T41">Táto informácia je užitočná z pohľadu tejto práce pre highliting definovaných premenných a funkcií. Ako však rozoberieme v syntetickej časti práce, problém transformovať túto informáciu </text:span><text:span text:style-name="T41">na výstupný formát generátora syntax highlitingu, ktorý je valídnym konfiguračným súborom cieľových editorov.</text:span></text:h>
      <text:h text:style-name="P97" text:outline-level="10"><text:span text:style-name="T28">2.3.</text:span><text:span text:style-name="T29">2</text:span><text:span text:style-name="T28">.</text:span><text:span text:style-name="T29">1.5.</text:span><text:span text:style-name="T28"> </text:span><text:span text:style-name="T67">Triedy </text:span><text:span text:style-name="T14">Konkrétneho Syntaxu</text:span></text:h>
      <text:h text:style-name="P36" text:outline-level="10"><text:span text:style-name="T67">Konkrétny Syntax je logická časť modelu jazyka, v ktorej nájdeme samotné </text:span><text:span text:style-name="T68">prepisovacie pravidlá gramatiky a terminálne symboli, ktoré neboli definované pomocou annotácie @TokenDef. Konkrétny syntax je modelovaný triedami </text:span><text:span text:style-name="T66">Notation, </text:span><text:soft-page-break/><text:span text:style-name="T66">NotationPart, </text:span><text:span text:style-name="T67">NotationPartPattern </text:span><text:span text:style-name="T68">a ich podriedami</text:span><text:span text:style-name="T67">. </text:span><text:span text:style-name="T69">Trieda NotationPattern je využívaná jedine implementáciou factory metód a v tejto práci ju môžeme ignorovať.</text:span></text:h>
      <text:h text:style-name="P37" text:outline-level="10"><text:span text:style-name="T70">Pre každý </text:span><text:span text:style-name="T39">konštruktor </text:span><text:span text:style-name="T43">v </text:span><text:span text:style-name="T39">model</text:span><text:span text:style-name="T43">i </text:span><text:span text:style-name="T39">jazyka </text:span><text:span text:style-name="T43">(</text:span><text:span text:style-name="T39">alebo faktory metódu</text:span><text:span text:style-name="T43">)</text:span><text:span text:style-name="T39"> bude obje</text:span><text:span text:style-name="T43">k</text:span><text:span text:style-name="T39">t </text:span><text:span text:style-name="T43">triedy</text:span><text:span text:style-name="T39"> Concept referencovať jednu inštanc</text:span><text:span text:style-name="T43">ciu Notation. Pre každý parameter konštruktoru bude objekt Notation referencovať jednu inštanciu triedy NotationPart. NotationPart rozširuje triedu PatternSupport a interaguje s triedou NotaionPartPatter rovnako ako sme si vysvetlili v prípade tried Property, PropertyPattern a Pattern.</text:span></text:h>
      <text:h text:style-name="P38" text:outline-level="10"><text:span text:style-name="T44">Informácia modelovaná Konkrétnym Syntaxom je dodstupná iba počas kompilácie prekladača a neovplyvňuje sémantickú vrstvu jazyka. Pre </text:span><text:span text:style-name="T45">problém</text:span><text:span text:style-name="T44"> </text:span><text:span text:style-name="T45">a</text:span><text:span text:style-name="T44">utomatizovania zvýrazňovania syntaxe </text:span><text:span text:style-name="T45">je </text:span><text:span text:style-name="T44">táto </text:span><text:span text:style-name="T45">informácia kľúčová. V syntetickej časti tejto práce budeme diskutovať aké informáie v modeli Konktrétneho Syntaxu môžeme nájsť a akými metódami môžeme tieto informácie analyzovať</text:span><text:span text:style-name="T44">. </text:span></text:h>
      <text:h text:style-name="P102" text:outline-level="10"><text:bookmark text:name="h.wo1qw9qp4u3h"/>2.3.3. Chýbajúce časti</text:h>
      <text:p text:style-name="P1">Niektoré elementy zvýrazňovania syntaxe nebolo možné imlementovať, pretože YajCo jednoducho tieto elementy nepoužíva. Príkladom je definícia, prípadne volanie funkcie. YajCo nepozskytuje ziadne prostriedky definujúce, ktorý konštrukt má akú sémantickú úlohu.</text:p>
      <text:p text:style-name="P1"><text:s/></text:p>
      <text:p text:style-name="P1"/>
      <text:p text:style-name="P9"><text:bookmark text:name="h.lv008znm4kej"/>Syntetická časť</text:p>
      <text:h text:style-name="P104" text:outline-level="10"><text:bookmark text:name="h.rrl2i8xhdmrx"/>3.1 Model generátora zvýrazňovania syntaxe</text:h>
      <text:p text:style-name="P1">V tejto časti sa chcem venovať hlavne štruktúre dát, s ktorými náš nástroj pracuje.</text:p>
      <text:h text:style-name="P104" text:outline-level="10"><text:bookmark text:name="h.p6i6mpbz8zot"/>3.1.1. Elementy gramatiky</text:h>
      <text:p text:style-name="P1">Popíšme teda elementy gramatiky, ktoré sú z pohľadu zvýrazňovanie syntaxe zaujímavé:</text:p>
      <text:list xml:id="list721837645196454678" text:style-name="LS1">
        <text:list-item>
          <text:p text:style-name="P90">Kľúčové slová</text:p>
        </text:list-item>
        <text:list-item>
          <text:p text:style-name="P90">Čislice, reťazce a iné konštantné hodnoty</text:p>
        </text:list-item>
        <text:list-item>
          <text:p text:style-name="P90">Operátori a výrazy</text:p>
        </text:list-item>
        <text:list-item>
          <text:p text:style-name="P90">Komentáre</text:p>
        </text:list-item>
        <text:list-item>
          <text:p text:style-name="P90">Deklarácie, referencie a volania premenných a funkcií</text:p>
        </text:list-item>
        <text:list-item>
          <text:p text:style-name="P90">Makrá a iné špeciálne konštrukty jazyka</text:p>
        </text:list-item>
      </text:list>
      <text:p text:style-name="P1">Z definície gramatiky nie je problém vygenerovať parser, ktorý dokáže rozoznať jednotlivé koncepty gramatiky a vytvoriť príslušnú štruktúrovanú reprezentáciu programu, zatiaľ čo sa ľahko spamätá aj z chýb v programe.</text:p>
      <text:p text:style-name="P1">Vyextrahovať však zo špecifikácie gramatiky <text:span text:style-name="T71">hore spomenuté elementy gramatiky </text:span>však nie je triviálna úloha. Špecifikácia gramatiky totiž <text:span text:style-name="T71">nemodeluje jednotlivé elementy gramatiky tak ako ich modelujú cieľové editori a ich konfiguračné súbori</text:span>.</text:p>
      <text:h text:style-name="P105" text:outline-level="10">3.1.1. <text:span text:style-name="T74">Regulárne výrazy v nástroji YajCo</text:span></text:h>
      <text:p text:style-name="P13">V prípade nástroja YajCo je situácia ešte o čosi komplikovanejšia, všetky lexikálne jednotky jazyka sú definované pomocou regulárnych výrazov. <text:span text:style-name="T71">Nemáme teda vždy k dispozícii samotný reťazec symbolu, ale prepisovacie pravidlo podľa ktorého môžeme generovať všetky </text:span><text:span text:style-name="T72">možné reťazce vyhovujúce predpisu. Regulárny výraz môže generovať nekonečnú množinu slov, preto nemôžeme generovať túto množinu aby sme ju analyzovali priamo. Musíme dedikovať analytickú metódu, ktorá nám umožní dopytovať sa na vnútornú štruktúru regulárneho výrazu</text:span>.</text:p>
      <text:p text:style-name="P74"><text:span text:style-name="T4">Príklad:</text:span><text:span text:style-name="T72"> Vo väčšine jazykov nachádzame kľúčové slová, ktoré sú tvorené jediným slovom bez nealfabetických znakov. </text:span><text:span text:style-name="T73">Pri rozpoznávaní kľúčových slov v gramatike by sme sa dopytovali na nasledovnú informáciu: Sú</text:span><text:span text:style-name="T72"> všetky slová generované </text:span><text:span text:style-name="T73">predpisom zložené z písmen abecedy (a znakov _ a *, vid. </text:span><text:span text:style-name="T15">Apendix A - Zoznam kľúčových slov vybraných progamovacích jazykov</text:span><text:span text:style-name="T73">)</text:span></text:p>
      <text:h text:style-name="P95" text:outline-level="10"><text:span text:style-name="T73">Dopytovací systém vhodný pre naše potreby môžeme založiť na teorií stavových automatov a budeme o ňom diskutovať v tejto práci. Implementácia takéhoto systému je však mimo rozsah zadania práce.</text:span><text:span text:style-name="T74"> Zároveň by sa jednalo o veľmi silný nástroj a preto verím, že nadväzujúce práce by sa mohli venovať práve tomuto zaujímavému problému.</text:span></text:h>
      <text:h text:style-name="P117" text:outline-level="10"><text:bookmark text:name="h.mm7reywd5mt"/><text:soft-page-break/>3.2. Implementácia generatora syntaxe</text:h>
      <text:p text:style-name="P1">Nástroj YajCo je modulárny a umožnuje pridávať nové backendy, generátor zvýrazňovania syntaxe je implementovaný ako takýto plugin. Je spúšťaný procesorom anotácií pri kompilácii zdrojových kódov cieľového jazyka.</text:p>
      <text:p text:style-name="P91"><text:span text:style-name="T75">R</text:span>ozoberieme si podrobne architektúru <text:span text:style-name="T11">nástroja Syntaxer,</text:span><text:span text:style-name="T75"> akým spôsobom ho umožňujeme používať spoločne s ľubovoľným jazykom a</text:span><text:span text:style-name="T76"> kľáciiúčové faktori, ktoré viedli ku konečnej implementácii. Boli sme totiž viazaný API kontraktom nástroja YajCo a ten je zasviazaný na kontrakt Java API pre spracovanie anntácií.</text:span></text:p>
      <text:h text:style-name="P118" text:outline-level="10">3.2.1. Vstupny bod</text:h>
      <text:p text:style-name="P1">Vstupným bodom nástroja Syntaxer je trieda HighlightingGenerator. Táto trieda je pomerne jednoduchá a rozkladá svoj<text:span text:style-name="T76">e</text:span> zodpovednosti medzi viaceré <text:span text:style-name="T76">členské triedy</text:span>, ktoré si rozoberieme v ďalšom odseku.</text:p>
      <text:p text:style-name="P92">HighlightingGenerator inštanciuje všetky komponenty potrebné k analýze gramatiky: Analyzátor gramatiky, model jazyka a ich prepojenie a tiež backend. <text:span text:style-name="T77">Backend sa skladá z dvoch častí: prvá komponenta sú editoru špecifické pravidlá post-precesovania modelu zvýrazňovania, druhá je na editore nezávyslá a stará sa o vyhodnotenie predlohy konfiguračného súboru na základe post-processo</text:span><text:span text:style-name="T77">vaného modelu a persistenciu výsledného prúdu.</text:span></text:p>
      <text:p text:style-name="P77"><text:span text:style-name="T79">Pri invokácii dostane HighlightingGenerátor ako parameter model jazyka zostavený nástrojom YajCo, ktorého topológiu sme diskutovali v analytickej časti práce.</text:span></text:p>
      <text:h text:style-name="P119" text:outline-level="10"><text:span text:style-name="T77">3.2.1.</text:span><text:span text:style-name="T78">1.</text:span><text:span text:style-name="T77"> </text:span><text:span text:style-name="T78">Diskusia o zlepšení HighlightingGenerátora</text:span></text:h>
      <text:p text:style-name="P75">Syntaxer nemá žiadne ďalšie pohyblivé časti, celá logika je teda pevne zadefinovaná <text:span text:style-name="T76">v zdrojovom kóde </text:span><text:span text:style-name="T77">a HighlightingGenerátor je zodpovedným za inicializáciu programu</text:span>. <text:span text:style-name="T76">Na druhej strane, topológia kódu a </text:span><text:span text:style-name="T77">zvolené návrhové vzori boli vybrané tak, aby každá časť bola nahraditeľná bez zásahu do ostatných častí.</text:span></text:p>
      <text:p text:style-name="P75"><text:span text:style-name="T77">HighlightingGenerátor </text:span><text:span text:style-name="T78">je jediný obmedzujúci faktor modularity nástroja Syntaxer. Zavedením Injektáže Závislosťí (ang. Depencency Injection, ďalej len DI) by zjednodušila znovupoužiteľnosť a rozšíriteľnosť nástroja YajCo. Konfigurácia Syntaxera by sa v takom prípade mohla nachádzať mimo zdrojových kódov.</text:span></text:p>
      <text:p text:style-name="P76"><text:span text:style-name="T78">DI sme nepoužili, pretože nástroj YajCo, ktorý je naším framework API, žiaden DI framework nevyužíva. Výberom a testovaním </text:span><text:span text:style-name="T79">DI frameworku v čase spracovania anotácií (v čase kompiláie cieľového jazyka) by nepomohlo dosiahnúť ieľ tejto práce.</text:span></text:p>
      <text:h text:style-name="P108" text:outline-level="10"><text:bookmark text:name="h.lc9j82niysxz"/>3.2.2. LanguageVisitor, LanguageAcceptor a SimpleModel</text:h>
      <text:h text:style-name="P94" text:outline-level="10"><text:span text:style-name="T79">Model jazyka nástroja YajCo je stromová štruktúra. Problémy reprezentované stromovou štruktúrou </text:span></text:h>
      <text:p text:style-name="P1">LanguageVisitor má za úlohu analyzovať gramatiku a rozpoznať niektoré koncepty podľa zadefinovaných pravidiel. Napríklad ak sa Token začína na písmeno, tak ho považuje zakľúčové slovo. Pravidlá analýzy syntaxe si rozoberieme v kapitole 3.3.</text:p>
      <text:h text:style-name="P108" text:outline-level="10"><text:bookmark text:name="h.ibgkq4tk7ibo"/><text:soft-page-break/>3.2.3. Generátor definicií syntaxe, VelocityBackend a EditorStrategy</text:h>
      <text:p text:style-name="P1">Posledným článkom pri generovaní syntaxe je z rozanalyzovaný model jazyka vytvoriť výslednú definíciu zvýrazňovania syntaxe. Túto úlohu vykonáva trieda VelocityBackend. Jediná metóda write() berie ako parameter naplnený model jazyka, tento predá template processoru Velocity, ten naplní preddefinovanú šablónu udajmi z rozanalyzovaného modelu a VelocityBackend zabezpečí spoľahlivý zápis na disk, alebo inú formu výstupu (napríklad výpísae nespracované výsledky <text:span text:style-name="T11">analýzy</text:span><text:span text:style-name="T11">.)</text:span></text:p>
      <text:h text:style-name="P104" text:outline-level="10"><text:bookmark text:name="h.tpkk0voieh75"/>3.3. Pravidlá analýzy syntaxe</text:h>
      <text:p text:style-name="P93">Rozoberme si jednotlivé pravidlá zakódované do nástroja Syntaxer. <text:span text:style-name="T81">Je nutné si uvedomiť, že pravidlá ktoré nasledujú, nie sú všeobecne platné pre všetky jazyky, ktoré môžeme uvažovať.</text:span></text:p>
      <text:p text:style-name="P109">3.3.1. Kľúčové slová</text:p>
      <text:p text:style-name="P53"><text:span text:style-name="T81">V analytickej časti tejto práce sme si u</text:span><text:span text:style-name="T82">ž v skratke o rozpoznávaní kľúčových slov hovorili. V Apendixe A nájdeme tabuľky kľúčových slov vybraných jaykov. </text:span><text:span text:style-name="T83">Z uvedených tabuliek </text:span><text:span text:style-name="T89">si môžeme všimnúť hneď niekoľko vlastností:</text:span></text:p>
      <text:list xml:id="list9099472867795780445" text:style-name="L11">
        <text:list-item>
          <text:p text:style-name="P67"><text:span text:style-name="T128">Všetky kľúčové slová sa skladajú z veľkých a malých znakov abecedy, podtrhovníka </text:span><text:span text:style-name="T8">_</text:span><text:span text:style-name="T128"> a v niektorých jazykoch z </text:span><text:span text:style-name="T56">ďalších znakov</text:span><text:span text:style-name="T56"><text:note text:id="ftn0" text:note-class="footnote"><text:note-citation>3</text:note-citation><text:note-body><text:p text:style-name="P122"><text:span text:style-name="T128">Spomeňme, že v niektorých jazykoch ako je Haskell je pojem kľúčového slova trochu širší a kľúčové slovo môže obsahovať akýkoľvek znak. Podobne je to aj s jazykom Ruby, kde kľúčové slová sú v skutočnosti len volania funkcii so špeciálnym syntaxom, takže kľúčové slová sa riadia rovnakými pravidlami ako identifikátori jazyka Ruby a môžu ako posledný znak obsahovať otáznik </text:span><text:span text:style-name="T8">?</text:span><text:span text:style-name="T128"> Alebo výkričník </text:span><text:span text:style-name="T8">!</text:span><text:span text:style-name="T56">. </text:span><text:span text:style-name="T57">Ďalej jazyk PHP definuje exit() a echo() so zátvorkou a variabilným počtom medzier pred a medzi zátvorkami.</text:span></text:p></text:note-body></text:note></text:span></text:p>
        </text:list-item>
        <text:list-item>
          <text:p text:style-name="P67"><text:span text:style-name="T56">Veľké a malé písmená sa nemiešajú</text:span></text:p>
        </text:list-item>
        <text:list-item>
          <text:p text:style-name="P67"><text:span text:style-name="T56">Kľúčové slová nie sú dyna</text:span><text:span text:style-name="T56">mické, takže poznáme ich presný reťazec</text:span></text:p>
        </text:list-item>
      </text:list>
      <text:p text:style-name="P66"><text:span text:style-name="T57">V implementácii sme sa rozhodli sme sa rozhodli využiť fakty 1. a 3. Fakt 2. je viac menej náhoda, aj keď v našej vzorke prominentná.</text:span></text:p>
      <text:p text:style-name="P66"><text:span text:style-name="T57">Takto môžeme vysloviť nasledujúce tvrdenie o regulárnom výraze slova, ktoré predstavuje v jazyku kľúčové slovo:</text:span></text:p>
      <text:p text:style-name="P66"><text:span text:style-name="T57">Ak regulárny výraz popisuje kúčové slovo, pravdepodobne neobsahuje žiadne špeciálne znaky, čísla, kvantifikátori a iné operátori, okrem podtrhovníka.</text:span></text:p>
      <text:p text:style-name="P109">3.3.<text:span text:style-name="T80">2</text:span>. Konštantné hodnoty</text:p>
      <text:p text:style-name="P59"><text:span text:style-name="T128">Nástroj YajCo má zabudované rozpoznávanie konštánt niektorých typov ako sú čísla a reťazce.</text:span><text:span text:style-name="T129"> Jedná sa o pravidlá natvrdo zabudované do kódu na úrovni lexera. Keďže lexer a jeho API je závyslé na tom, ktorý backend YajCa použijeme ako generátor kódu, nemôžeme ovplyvniť ako sú pravidlá implementované pre moduli JavaCC a Beaver z jedného miesta.</text:span></text:p>
      <text:p text:style-name="P66"><text:span text:style-name="T130">Reťazce teda musia nasledovať podobné pravidlá ako v jazyku Java. Čisla majú však ďalšie nezdokumentované obmedzenie, musia byť v decimálnom zápise. Podľa našich </text:span><text:soft-page-break/><text:span text:style-name="T130">testov, parser vygenerovaný nástrojom YajCo nerozonáva osmičkový a hexadecimálny zápis, ani sufixi určujúce typ konštanty</text:span><text:span text:style-name="T130"><text:note text:id="ftn3" text:note-class="footnote"><text:note-citation>4</text:note-citation><text:note-body><text:p text:style-name="P123"><text:span text:style-name="T130">V jazykoch C a Java hodnotu 1 typu long zapisujeme pomocou sufixu: </text:span><text:span text:style-name="T9">1L</text:span></text:p></text:note-body></text:note></text:span><text:span text:style-name="T130">.</text:span></text:p>
      <text:p text:style-name="P109">3.3.<text:span text:style-name="T80">3</text:span>. <text:span text:style-name="T80">O</text:span>perátori a výrazy</text:p>
      <text:p text:style-name="P66"><text:span text:style-name="T130">Pri rozpoznávaní operátorov sme </text:span><text:span text:style-name="T131">využili centrálnu myšlienku API nástroja YajCo a tou sú koncepty. Ako sme </text:span><text:span text:style-name="T133">si </text:span></text:p>
      <text:p text:style-name="P110">3.3.<text:span text:style-name="T80">4</text:span>. K<text:span text:style-name="T80">oment</text:span>ár<text:span text:style-name="T80">e a biele znaky</text:span></text:p>
      <text:p text:style-name="P110">3.<text:span text:style-name="T80">4</text:span>. <text:span text:style-name="T84">Analýza regulárnych výrazov</text:span></text:p>
      <text:p text:style-name="P54"><text:span text:style-name="T84">Systém pre kategorizáciu tokenov použitý v implementácii nástroja Syntaxer je veľmi obmedzený. Ignoruje fakt, že terminálne symboli sú definované ako regulárne výrazy a nemáme priamy prístup </text:span><text:span text:style-name="T89">k </text:span><text:span text:style-name="T84">reťazcom ktoré generujú.</text:span></text:p>
      <text:p text:style-name="P55"><text:span text:style-name="T84">Hľadali sme spôsob, akým by sme sa mohli dopytovať na kľúčové vlastnosti generovaných jazykov, ktoré sú typické pre rozličné elementy gramatiky z vybraných jazykov. Príkladom takéhoto dopytu môže byť ekvivalencia regulárnych výrazov </text:span><text:span text:style-name="T85">alebo vyhodnotenie množiny všetkých možných znakov na n-tom mieste vo všetkých slovách v jazyku.</text:span></text:p>
      <text:p text:style-name="P56"><text:span text:style-name="T86">Aby sme mohli riešiť dopyty nad regulárnym výrazom, musíme</text:span><text:span text:style-name="T85"> </text:span><text:span text:style-name="T86">ho preložiť do chodnej formy. Z regulárneho výrazu môžeme </text:span><text:span text:style-name="T87">parsovaním vytvoriť strom </text:span><text:span text:style-name="T88">prepisovacích </text:span><text:span text:style-name="T89">vnorených </text:span><text:span text:style-name="T87">pravidiel, </text:span><text:span text:style-name="T88">ktorého listy sú znaky abecedy</text:span><text:span text:style-name="T87">.</text:span></text:p>
      <text:p text:style-name="P57"><text:span text:style-name="T89">Takýto strom môžeme zostaviť pomocou 3 typov uzlov: Sekvencia, Alternatíva a Kvantifikácia. </text:span></text:p>
      <text:p text:style-name="P111">3.<text:span text:style-name="T80">4</text:span>.<text:span text:style-name="T85">1.</text:span><text:span text:style-name="T86"> </text:span><text:span text:style-name="T90">Nedeterministický </text:span><text:span text:style-name="T92">K</text:span><text:span text:style-name="T90">onečný </text:span><text:span text:style-name="T92">A</text:span><text:span text:style-name="T90">utomat</text:span></text:p>
      <text:p text:style-name="P78"><text:span text:style-name="T90">Niektoré </text:span><text:span text:style-name="T91">dotazy sú riešitené na parse strome regulárneho výrazu, existuje však ekvivalentná reprezentácia, ktorá nám umožnuje riešiť viac úloh. Je ňou Nedeterministický </text:span><text:span text:style-name="T92">Konečný Automat (ďalej len NKA).</text:span></text:p>
      <text:p text:style-name="P79"><text:span text:style-name="T5">Príklad:</text:span><text:span text:style-name="T92"> Pomocou parse stromu regulárneho výrazu môžeme zistiť, ktoré znaky sa nachádzajú na prvom mieste v generovaných slovách. Ak problém zovšeobecníme na n-tý znak v generovaných slovách, s </text:span><text:span text:style-name="T93">touto reprezentáciou sa vnorené opakovania sa stanú zložitým implementačným problémom</text:span><text:span text:style-name="T92">.</text:span></text:p>
      <text:p text:style-name="P79"><text:span text:style-name="T92">Transformácia </text:span><text:span text:style-name="T93">regulárneho výrazu na NKA sa riadi niekoľkými pravidlami:</text:span></text:p>
      <text:list xml:id="list2231661386951609772" text:style-name="L2">
        <text:list-item>
          <text:p text:style-name="P80"><text:span text:style-name="T93">Každý list t.j. Znak abecedy sa stane hranou NKA</text:span></text:p>
        </text:list-item>
        <text:list-item>
          <text:p text:style-name="P80"><text:span text:style-name="T93">Každý nelistový uzol bude transformovaný na diskrétny fragment NKA </text:span><text:span text:style-name="T94">s jedným vstupným stavom a jedným konečným stavom</text:span></text:p>
        </text:list-item>
        <text:list-item>
          <text:p text:style-name="P81"><text:span text:style-name="T94">Žiadna hrana nesmie z vonku fragmentu nesmie vstupovat do iného ako vstupného stavu.</text:span></text:p>
        </text:list-item>
        <text:list-item>
          <text:p text:style-name="P81"><text:span text:style-name="T94">Žiadna hrana z vnútra fragmentu nesmie opúšťať fragment, okrem hrán konecného stavu.</text:span></text:p>
        </text:list-item>
      </text:list>
      <text:p text:style-name="P82"><text:soft-page-break/><text:span text:style-name="T94">Traverziou stromu môžeme vybudovať a správne vnoriť každý fragment v post-order poradí. Zadefinujme špecialny typ NKA, ktorý budeme vytvárať.</text:span></text:p>
      <text:p text:style-name="P86"><text:span text:style-name="T6">Definícia</text:span><text:span text:style-name="T94">: </text:span><text:span text:style-name="T95">Nedeterministický konečný automat s </text:span><text:span text:style-name="T96">ε-prechodmi</text:span><text:span text:style-name="T95"> je pätica </text:span></text:p>
      <text:p text:style-name="P84"><text:span text:style-name="T7">A</text:span><text:span text:style-name="T95"> = (</text:span><text:span text:style-name="T7">K</text:span><text:span text:style-name="T95">, </text:span><text:span text:style-name="T7">Σ</text:span><text:span text:style-name="T95">, </text:span><text:span text:style-name="T7">δ</text:span><text:span text:style-name="T95">, </text:span><text:span text:style-name="T7">q</text:span><text:span text:style-name="T99">0</text:span><text:span text:style-name="T95"> , </text:span><text:span text:style-name="T7">F</text:span><text:span text:style-name="T95">), kde</text:span></text:p>
      <text:list xml:id="list1006029245226847595" text:style-name="L3">
        <text:list-item>
          <text:p text:style-name="P83"><text:span text:style-name="T95">K je konečná množina stavov</text:span></text:p>
        </text:list-item>
        <text:list-item>
          <text:p text:style-name="P83"><text:span text:style-name="T95">Σ je konečná vstupná abeceda</text:span></text:p>
        </text:list-item>
        <text:list-item>
          <text:p text:style-name="P83"><text:span text:style-name="T95">q</text:span><text:span text:style-name="T98">0</text:span><text:span text:style-name="T95"> ∈ K je začiatočný stav</text:span></text:p>
        </text:list-item>
        <text:list-item>
          <text:p text:style-name="P83"><text:span text:style-name="T95">F ⊆ K je množina akceptačných (koncových) stavov</text:span></text:p>
        </text:list-item>
        <text:list-item>
          <text:p text:style-name="P83"><text:span text:style-name="T95">δ : K × Σ</text:span><text:span text:style-name="T97">ε</text:span><text:span text:style-name="T95"> → P(K) je prechodová funkcia</text:span></text:p>
        </text:list-item>
      </text:list>
      <text:p text:style-name="P84"><text:span text:style-name="T95">a zároveň</text:span></text:p>
      <text:list xml:id="list5812453291650908061" text:style-name="L4">
        <text:list-item>
          <text:p text:style-name="P85"><text:span text:style-name="T96">ε </text:span><text:span text:style-name="T100">∉ K</text:span></text:p>
        </text:list-item>
        <text:list-item>
          <text:p text:style-name="P85"><text:span text:style-name="T100">Σ</text:span><text:span text:style-name="T101">ε</text:span><text:span text:style-name="T103"> = <text:s/>Σ ∪ {ε}</text:span></text:p>
        </text:list-item>
      </text:list>
      <text:p text:style-name="P106"><text:span text:style-name="T104">3.</text:span><text:span text:style-name="T105">4</text:span><text:span text:style-name="T104">.</text:span><text:span text:style-name="T106">1.</text:span><text:span text:style-name="T104">1. Znak</text:span></text:p>
      <text:p text:style-name="P58"><text:span text:style-name="T104">Na pozícii listov stromu sa nachádzajú znaky. Tie budeme modelovať ko primy prechod zo začiatočného stavu do konečného cez daný znak.</text:span></text:p>
      <text:p text:style-name="P58"><text:span text:style-name="T104"/></text:p>
      <text:p text:style-name="P106"><text:span text:style-name="T104">3.</text:span><text:span text:style-name="T105">4</text:span><text:span text:style-name="T104">.</text:span><text:span text:style-name="T106">1.</text:span><text:span text:style-name="T104">1. Sekvencia</text:span></text:p>
      <text:p text:style-name="P58"><text:span text:style-name="T104">Sekvencie je pomerne jednoduché namodelovať. Potomkov sekvencie prepojíme <text:s/></text:span><text:span text:style-name="T103">ε-prechodmi, </text:span><text:span text:style-name="T104">v poradí - Konečný stav prvého potomka do začiatočného stavu nasledovného uzlu.</text:span></text:p>
      <text:p text:style-name="P58"><text:span text:style-name="T104"/></text:p>
      <text:p text:style-name="P120"><text:span text:style-name="T104">3.</text:span><text:span text:style-name="T105">4</text:span><text:span text:style-name="T104">.</text:span><text:span text:style-name="T106">1.</text:span><text:span text:style-name="T104">2. Alternatívy</text:span></text:p>
      <text:p text:style-name="P60"><text:span text:style-name="T104">Fragmenty </text:span><text:span text:style-name="T103">ε-</text:span><text:span text:style-name="T104">N</text:span><text:span text:style-name="T116">K</text:span><text:span text:style-name="T104">A zostrojené z potomkov uzlu alternatívy zaradíme </text:span><text:span text:style-name="T109">parallelne </text:span><text:span text:style-name="T104">medzi začiatočný a konečný uzol </text:span><text:span text:style-name="T107">ekvivalentného fragmentu N</text:span><text:span text:style-name="T116">K</text:span><text:span text:style-name="T107">A. <text:s/></text:span><text:span text:style-name="T103">ε-prechod</text:span><text:span text:style-name="T107">y sa budú spájať začiatočný stav </text:span><text:span text:style-name="T109">fragmentu </text:span><text:span text:style-name="T107">so začiatocnými stavmi potomkov a ich konečné stavy s konecným stavom fragmentu.</text:span></text:p>
      <text:p text:style-name="P60"><text:span text:style-name="T107"/></text:p>
      <text:p text:style-name="P106"><text:span text:style-name="T104">3.</text:span><text:span text:style-name="T105">4</text:span><text:span text:style-name="T104">.</text:span><text:span text:style-name="T106">1.</text:span><text:span text:style-name="T104">3. </text:span><text:span text:style-name="T108">Kvantifikácia</text:span></text:p>
      <text:p text:style-name="P62"><text:span text:style-name="T110">Kvantifikácia je odlišná od Sekvencie a Alternatívy tým, že má jediného potomka.</text:span></text:p>
      <text:p text:style-name="P62"><text:span text:style-name="T110">Pri tranformácii kvantifikátorov na </text:span><text:span text:style-name="T103">ε-</text:span><text:span text:style-name="T104">N</text:span><text:span text:style-name="T116">K</text:span><text:span text:style-name="T104">A </text:span><text:span text:style-name="T108">musíme brať do úvahy o aký typ kvantifikácie sa jedná. </text:span><text:span text:style-name="T110">V regulárnych výrazoch rozšíreného unixového typu nachádzame 4 rôzne zapisy kvantifikátorov, všetky vo forme postfix operátora:</text:span></text:p>
      <text:list xml:id="list6739307013715012038" text:style-name="L7">
        <text:list-item>
          <text:p text:style-name="P61"><text:span text:style-name="T117">*</text:span><text:span text:style-name="T110"><text:tab/><text:tab/>prefix sa opakuje 0 a viackrát</text:span></text:p>
        </text:list-item>
        <text:list-item>
          <text:p text:style-name="P61"><text:span text:style-name="T117">+</text:span><text:span text:style-name="T110"><text:tab/><text:tab/>prefix sa opakuje aspoň raz</text:span></text:p>
        </text:list-item>
        <text:list-item>
          <text:p text:style-name="P61"><text:span text:style-name="T117">?</text:span><text:span text:style-name="T110"><text:tab/><text:tab/>prefix sa nachádza na danej pozícii raz alebo vôbec</text:span></text:p>
        </text:list-item>
        <text:list-item>
          <text:p text:style-name="P61"><text:span text:style-name="T117">{</text:span><text:span text:style-name="T121">n</text:span><text:span text:style-name="T117">,</text:span><text:span text:style-name="T121">m</text:span><text:span text:style-name="T117">}</text:span><text:span text:style-name="T110"><text:tab/>prefix sa opakuje minimálne n-krát a maximálne m-krát</text:span></text:p>
        </text:list-item>
      </text:list>
      <text:p text:style-name="P62"><text:span text:style-name="T110">Operátor </text:span><text:span text:style-name="T117">{</text:span><text:span text:style-name="T121">n</text:span><text:span text:style-name="T122">, </text:span><text:span text:style-name="T121">m</text:span><text:span text:style-name="T122">}</text:span><text:span text:style-name="T123"> diskutovať nebudeme, pretože sa používa zriedkavo. Čitateľ sa nad jeho tranformaciou môže zamyslieť samostatne.</text:span></text:p>
      <text:p text:style-name="P64"><text:soft-page-break/><text:span text:style-name="T111">Vychádzame z toho, že začiatočné stavy a konečne stavy fragmentu a potomka sú prepojené </text:span><text:span text:style-name="T103">ε-</text:span><text:span text:style-name="T111">prechodmi. Ďalej nás b</text:span><text:span text:style-name="T110">udú </text:span><text:span text:style-name="T111">z</text:span><text:span text:style-name="T110">aujímať dve vlastnosti:</text:span></text:p>
      <text:list xml:id="list6701253347766852571" text:style-name="L9">
        <text:list-item>
          <text:p text:style-name="P63"><text:span text:style-name="T110">Môže byť potomok vynechaný? </text:span><text:span text:style-name="T111">(objavovať sa 0-krát)<text:line-break/>Ak áno, vložíme </text:span><text:span text:style-name="T103">ε-</text:span><text:span text:style-name="T111">prechod zo začiatočného do konečného stavu fragmentu</text:span></text:p>
        </text:list-item>
        <text:list-item>
          <text:p text:style-name="P63"><text:span text:style-name="T110">Môže sa potomok objavovať viac ako raz?<text:line-break/></text:span><text:span text:style-name="T111">Ak áno, vložíme </text:span><text:span text:style-name="T103">ε-</text:span><text:span text:style-name="T111">prechod zo konečného do začiatočného stavu fragmentu</text:span></text:p>
        </text:list-item>
      </text:list>
      <text:p text:style-name="P65"><text:span text:style-name="T112">V tomto kroku si musíme uvedomiť, že so zavädením kvantifikácie do našeho modelu, vytvárame slučku skladajúcu sa z </text:span><text:span text:style-name="T103">ε-</text:span><text:span text:style-name="T112">prechodov. Prichádzame tak o jeden predpoklad, ktorý by sme mohi uvažovať, ak by sme v algebre regulárnych výrazov nemali kvantifikáciu. Algoritmy, ktoré budú pracovať nad </text:span><text:span text:style-name="T103">ε-</text:span><text:span text:style-name="T112">N</text:span><text:span text:style-name="T116">K</text:span><text:span text:style-name="T112">A, ako napríklad tranformácia na NFA, musia ošetriť tento okrajový prípad.</text:span></text:p>
      <text:p text:style-name="P107"><text:span text:style-name="T104">3.</text:span><text:span text:style-name="T105">4</text:span><text:span text:style-name="T104">.</text:span><text:span text:style-name="T106">1.</text:span><text:span text:style-name="T112">4</text:span><text:span text:style-name="T104">. </text:span><text:span text:style-name="T112">Transformácia </text:span><text:span text:style-name="T103">ε-</text:span><text:span text:style-name="T112">N</text:span><text:span text:style-name="T116">K</text:span><text:span text:style-name="T112">A na N</text:span><text:span text:style-name="T116">K</text:span><text:span text:style-name="T112">A</text:span></text:p>
      <text:p text:style-name="P68"><text:span text:style-name="T113">Vytvorenie </text:span><text:span text:style-name="T103">ε-</text:span><text:span text:style-name="T112">N</text:span><text:span text:style-name="T116">K</text:span><text:span text:style-name="T112">A </text:span><text:span text:style-name="T113">je medzikrok k vytvor</text:span><text:span text:style-name="T115">e</text:span><text:span text:style-name="T113">niu N</text:span><text:span text:style-name="T116">K</text:span><text:span text:style-name="T113">A. </text:span><text:span text:style-name="T114">Reprezentujme </text:span><text:span text:style-name="T112">N</text:span><text:span text:style-name="T116">K</text:span><text:span text:style-name="T112">A </text:span><text:span text:style-name="T114">ako tabulku, ktorá modeluje prechody medzi stavmi. <text:s/></text:span></text:p>
      <text:p text:style-name="P68"><text:span text:style-name="T114"><text:tab/></text:span><text:span text:style-name="T118">Stav<text:tab/>0<text:tab/><text:tab/>1<text:tab/> <text:tab/></text:span><text:span text:style-name="T119">ε</text:span></text:p>
      <text:p text:style-name="P68"><text:span text:style-name="T103"><text:tab/></text:span><text:span text:style-name="T114">A<text:tab/><text:tab/>B<text:tab/><text:tab/>C<text:tab/><text:tab/>∅</text:span></text:p>
      <text:p text:style-name="P69"><text:span text:style-name="T114"><text:tab/>B<text:tab/><text:tab/>∅<text:tab/><text:tab/>C<text:tab/><text:tab/></text:span><text:span text:style-name="T115">{</text:span><text:span text:style-name="T114">D, </text:span><text:span text:style-name="T115">E}</text:span><text:span text:style-name="T114"><text:tab/><text:tab/></text:span></text:p>
      <text:p text:style-name="P68"><text:span text:style-name="T114"><text:tab/>C<text:tab/><text:tab/>A<text:tab/><text:tab/>∅<text:tab/><text:tab/>∅</text:span></text:p>
      <text:p text:style-name="P68"><text:span text:style-name="T114"><text:tab/>D<text:tab/><text:tab/></text:span><text:span text:style-name="T115">E</text:span><text:span text:style-name="T114"><text:tab/><text:tab/></text:span><text:span text:style-name="T115">F<text:tab/><text:tab/>∅</text:span></text:p>
      <text:p text:style-name="P68"><text:span text:style-name="T115"><text:tab/>E<text:tab/><text:tab/>A<text:tab/><text:tab/>∅<text:tab/><text:tab/>∅</text:span></text:p>
      <text:p text:style-name="P68"><text:span text:style-name="T115"><text:tab/>F<text:tab/><text:tab/>B<text:tab/><text:tab/>∅<text:tab/><text:tab/>∅</text:span></text:p>
      <text:p text:style-name="P69"><text:span text:style-name="T115">Cieľom je ostrániť stĺpec </text:span><text:span text:style-name="T119">ε</text:span><text:span text:style-name="T124">.</text:span></text:p>
      <text:p text:style-name="P69"><text:span text:style-name="T120">Definicia:</text:span><text:span text:style-name="T125"> Nech δ*(q</text:span><text:span text:style-name="T102">0</text:span><text:span text:style-name="T125">, w) je množina všetkých stavov, ktoré môžeme dosiahnúť zo stavu q</text:span><text:span text:style-name="T102">0</text:span><text:span text:style-name="T125"> nasledovaním cesty w.</text:span></text:p>
      <text:p text:style-name="P71"><text:span text:style-name="T115">Príklad:</text:span></text:p>
      <text:list xml:id="list587023714620694576" text:style-name="L14">
        <text:list-item>
          <text:p text:style-name="P70"><text:span text:style-name="T125">δ*(A, </text:span><text:span text:style-name="T119">ε</text:span><text:span text:style-name="T125">) = {A}</text:span></text:p>
        </text:list-item>
        <text:list-item>
          <text:p text:style-name="P70"><text:span text:style-name="T125">δ*(A, </text:span><text:span text:style-name="T120">0</text:span><text:span text:style-name="T125">) = {B, D, E}</text:span></text:p>
        </text:list-item>
        <text:list-item>
          <text:p text:style-name="P70"><text:span text:style-name="T125">δ*(A, </text:span><text:span text:style-name="T120">01</text:span><text:span text:style-name="T125">) = {C, F}</text:span></text:p>
        </text:list-item>
      </text:list>
      <text:p text:style-name="P72"><text:span text:style-name="T127">Tabuľku NKA</text:span></text:p>
      <text:p text:style-name="P112">3.<text:span text:style-name="T80">4</text:span>.<text:span text:style-name="T132">3</text:span><text:span text:style-name="T85">.</text:span><text:span text:style-name="T86"> </text:span><text:span text:style-name="T132">D</text:span><text:span text:style-name="T90">eterministický </text:span><text:span text:style-name="T92">K</text:span><text:span text:style-name="T90">onečný </text:span><text:span text:style-name="T92">A</text:span><text:span text:style-name="T90">utomat</text:span></text:p>
      <text:p text:style-name="P87"><text:span text:style-name="T125">Prevodom na </text:span><text:span text:style-name="T126">D</text:span><text:span text:style-name="T125">eterministický Konečný Automat (ďalej len D</text:span><text:span text:style-name="T126">K</text:span><text:span text:style-name="T125">A) dostaneme k dispozícii možnosť testovať ekvivalenciu dvoch D</text:span><text:span text:style-name="T126">K</text:span><text:span text:style-name="T125">A </text:span><text:span text:style-name="T126">a </text:span><text:span text:style-name="T125">rôzne iné algoritmi vyvinuté nad D</text:span><text:span text:style-name="T126">K</text:span><text:span text:style-name="T125">A.</text:span></text:p>
      <text:p text:style-name="P87"><text:span text:style-name="T125"/></text:p>
      <text:p text:style-name="P87"><text:span text:style-name="T125"><text:s/></text:span></text:p>
      <text:p text:style-name="P9"><text:bookmark text:name="h.c5e5pwsul34n"/>Apendix A - Zoznam kľúčových slov vybraných progamovacích jazykov</text:p>
      <text:p text:style-name="P1">V tejto časti práce uvedieme zoznam kľúčových slov vybraných programovacích jazykov, zhromaždený pre účeli analýzovania reprezentatívnej množiny existujúcich jazykov. Počet kľúčových slov každého jazyka je uvedený v nadpise v zátvorkách.</text:p>
      <text:p text:style-name="P1"/>
      <text:h text:style-name="P114" text:outline-level="10"><text:bookmark text:name="h.w9scj27wczxt"/><text:span text:style-name="T16">C</text:span><text:span text:style-name="T16"> (32)</text:span></text:h>
      <text:h text:style-name="P115" text:outline-level="10">auto</text:h>
      <text:h text:style-name="P115" text:outline-level="10">break</text:h>
      <text:h text:style-name="P115" text:outline-level="10">case</text:h>
      <text:h text:style-name="P115" text:outline-level="10">char</text:h>
      <text:h text:style-name="P115" text:outline-level="10">const</text:h>
      <text:h text:style-name="P115" text:outline-level="10">continue</text:h>
      <text:h text:style-name="P115" text:outline-level="10">default</text:h>
      <text:h text:style-name="P115" text:outline-level="10">do</text:h>
      <text:h text:style-name="P115" text:outline-level="10">double</text:h>
      <text:h text:style-name="P115" text:outline-level="10">else</text:h>
      <text:h text:style-name="P115" text:outline-level="10">enum</text:h>
      <text:h text:style-name="P116" text:outline-level="10">extern</text:h>
      <text:h text:style-name="P116" text:outline-level="10">float</text:h>
      <text:h text:style-name="P115" text:outline-level="10">for</text:h>
      <text:h text:style-name="P115" text:outline-level="10">goto</text:h>
      <text:h text:style-name="P115" text:outline-level="10">if</text:h>
      <text:h text:style-name="P115" text:outline-level="10">int</text:h>
      <text:h text:style-name="P116" text:outline-level="10">long</text:h>
      <text:h text:style-name="P115" text:outline-level="10">register</text:h>
      <text:h text:style-name="P115" text:outline-level="10">return</text:h>
      <text:h text:style-name="P115" text:outline-level="10">short</text:h>
      <text:h text:style-name="P115" text:outline-level="10">signed</text:h>
      <text:h text:style-name="P115" text:outline-level="10">sizeof</text:h>
      <text:h text:style-name="P115" text:outline-level="10">static</text:h>
      <text:h text:style-name="P115" text:outline-level="10">struct</text:h>
      <text:h text:style-name="P115" text:outline-level="10">switch</text:h>
      <text:h text:style-name="P115" text:outline-level="10">typedef</text:h>
      <text:h text:style-name="P115" text:outline-level="10">union</text:h>
      <text:h text:style-name="P115" text:outline-level="10">unsigned</text:h>
      <text:h text:style-name="P115" text:outline-level="10">void</text:h>
      <text:h text:style-name="P115" text:outline-level="10">volatile</text:h>
      <text:h text:style-name="P115" text:outline-level="10">while</text:h>
      <text:p text:style-name="P10"/>
      <text:p text:style-name="P10">C++ 51x</text:p>
      <text:h text:style-name="P115" text:outline-level="10"><text:bookmark text:name="h.h4utv4bk1jgi"/><text:soft-page-break/>abstract</text:h>
      <text:h text:style-name="P115" text:outline-level="10">continue</text:h>
      <text:h text:style-name="P115" text:outline-level="10">for</text:h>
      <text:h text:style-name="P115" text:outline-level="10">new</text:h>
      <text:h text:style-name="P115" text:outline-level="10">switch</text:h>
      <text:h text:style-name="P115" text:outline-level="10">asser</text:h>
      <text:h text:style-name="P115" text:outline-level="10">default</text:h>
      <text:h text:style-name="P115" text:outline-level="10">got</text:h>
      <text:h text:style-name="P115" text:outline-level="10">package</text:h>
      <text:h text:style-name="P115" text:outline-level="10">synchronized</text:h>
      <text:h text:style-name="P115" text:outline-level="10">boolean</text:h>
      <text:h text:style-name="P115" text:outline-level="10">do</text:h>
      <text:h text:style-name="P115" text:outline-level="10">if</text:h>
      <text:h text:style-name="P115" text:outline-level="10">private</text:h>
      <text:h text:style-name="P115" text:outline-level="10">this</text:h>
      <text:h text:style-name="P115" text:outline-level="10">break</text:h>
      <text:h text:style-name="P115" text:outline-level="10">double</text:h>
      <text:h text:style-name="P115" text:outline-level="10">implements</text:h>
      <text:h text:style-name="P115" text:outline-level="10">protected</text:h>
      <text:h text:style-name="P115" text:outline-level="10">throw</text:h>
      <text:h text:style-name="P115" text:outline-level="10">byte</text:h>
      <text:h text:style-name="P115" text:outline-level="10">else</text:h>
      <text:h text:style-name="P115" text:outline-level="10">import</text:h>
      <text:h text:style-name="P115" text:outline-level="10">public</text:h>
      <text:h text:style-name="P115" text:outline-level="10">throws</text:h>
      <text:h text:style-name="P115" text:outline-level="10">case</text:h>
      <text:h text:style-name="P113" text:outline-level="10"><text:span text:style-name="T17">enu</text:span><text:span text:style-name="T17">*</text:span></text:h>
      <text:h text:style-name="P115" text:outline-level="10">instanceof</text:h>
      <text:h text:style-name="P115" text:outline-level="10">return</text:h>
      <text:h text:style-name="P115" text:outline-level="10">transient</text:h>
      <text:h text:style-name="P115" text:outline-level="10">catch</text:h>
      <text:h text:style-name="P115" text:outline-level="10">extends</text:h>
      <text:h text:style-name="P115" text:outline-level="10">int</text:h>
      <text:h text:style-name="P115" text:outline-level="10">short</text:h>
      <text:h text:style-name="P115" text:outline-level="10">try</text:h>
      <text:h text:style-name="P115" text:outline-level="10">char</text:h>
      <text:h text:style-name="P115" text:outline-level="10">final</text:h>
      <text:h text:style-name="P115" text:outline-level="10">interface</text:h>
      <text:h text:style-name="P115" text:outline-level="10">static</text:h>
      <text:h text:style-name="P115" text:outline-level="10">void</text:h>
      <text:h text:style-name="P115" text:outline-level="10">class</text:h>
      <text:h text:style-name="P115" text:outline-level="10">finally</text:h>
      <text:h text:style-name="P115" text:outline-level="10">long</text:h>
      <text:h text:style-name="P113" text:outline-level="10"><text:span text:style-name="T17">strictf</text:span><text:span text:style-name="T17">*</text:span></text:h>
      <text:h text:style-name="P115" text:outline-level="10">volatile</text:h>
      <text:h text:style-name="P115" text:outline-level="10">cons</text:h>
      <text:h text:style-name="P115" text:outline-level="10">float</text:h>
      <text:h text:style-name="P115" text:outline-level="10">native</text:h>
      <text:h text:style-name="P115" text:outline-level="10">super</text:h>
      <text:h text:style-name="P115" text:outline-level="10"><text:bookmark text:name="h.xklobzeizfsy"/>while</text:h>
      <text:h text:style-name="P104" text:outline-level="10"><text:bookmark text:name="h.r0zblrs4qun7"/>Java 51x</text:h>
      <text:h text:style-name="P115" text:outline-level="10"><text:bookmark text:name="h.22rmfr41dvhu"/>abstract</text:h>
      <text:h text:style-name="P115" text:outline-level="10">continue</text:h>
      <text:h text:style-name="P115" text:outline-level="10">for</text:h>
      <text:h text:style-name="P115" text:outline-level="10"><text:soft-page-break/>new</text:h>
      <text:h text:style-name="P115" text:outline-level="10">switch</text:h>
      <text:h text:style-name="P113" text:outline-level="10"><text:span text:style-name="T17">assert</text:span><text:span text:style-name="T17">***</text:span></text:h>
      <text:h text:style-name="P115" text:outline-level="10">default</text:h>
      <text:h text:style-name="P113" text:outline-level="10"><text:span text:style-name="T17">goto</text:span><text:span text:style-name="T17">*</text:span></text:h>
      <text:h text:style-name="P115" text:outline-level="10">package</text:h>
      <text:h text:style-name="P115" text:outline-level="10">synchronized</text:h>
      <text:h text:style-name="P115" text:outline-level="10">boolean</text:h>
      <text:h text:style-name="P115" text:outline-level="10">do</text:h>
      <text:h text:style-name="P115" text:outline-level="10">if</text:h>
      <text:h text:style-name="P115" text:outline-level="10">private</text:h>
      <text:h text:style-name="P115" text:outline-level="10">this</text:h>
      <text:h text:style-name="P115" text:outline-level="10">break</text:h>
      <text:h text:style-name="P115" text:outline-level="10">double</text:h>
      <text:h text:style-name="P115" text:outline-level="10">implements</text:h>
      <text:h text:style-name="P115" text:outline-level="10">protected</text:h>
      <text:h text:style-name="P115" text:outline-level="10">throw</text:h>
      <text:h text:style-name="P115" text:outline-level="10">byte</text:h>
      <text:h text:style-name="P115" text:outline-level="10">else</text:h>
      <text:h text:style-name="P115" text:outline-level="10">import</text:h>
      <text:h text:style-name="P115" text:outline-level="10">public</text:h>
      <text:h text:style-name="P115" text:outline-level="10">throws</text:h>
      <text:h text:style-name="P115" text:outline-level="10">case</text:h>
      <text:h text:style-name="P113" text:outline-level="10"><text:span text:style-name="T17">enum</text:span><text:span text:style-name="T17">****</text:span></text:h>
      <text:h text:style-name="P115" text:outline-level="10">instanceof</text:h>
      <text:h text:style-name="P115" text:outline-level="10">return</text:h>
      <text:h text:style-name="P115" text:outline-level="10">transient</text:h>
      <text:h text:style-name="P115" text:outline-level="10">catch</text:h>
      <text:h text:style-name="P115" text:outline-level="10">extends</text:h>
      <text:h text:style-name="P115" text:outline-level="10">int</text:h>
      <text:h text:style-name="P115" text:outline-level="10">short</text:h>
      <text:h text:style-name="P115" text:outline-level="10">try</text:h>
      <text:h text:style-name="P115" text:outline-level="10">char</text:h>
      <text:h text:style-name="P115" text:outline-level="10">final</text:h>
      <text:h text:style-name="P115" text:outline-level="10">interface</text:h>
      <text:h text:style-name="P115" text:outline-level="10">static</text:h>
      <text:h text:style-name="P115" text:outline-level="10">void</text:h>
      <text:h text:style-name="P115" text:outline-level="10">class</text:h>
      <text:h text:style-name="P115" text:outline-level="10">finally</text:h>
      <text:h text:style-name="P115" text:outline-level="10">long</text:h>
      <text:h text:style-name="P113" text:outline-level="10"><text:span text:style-name="T17">strictfp</text:span><text:span text:style-name="T17">**</text:span></text:h>
      <text:h text:style-name="P115" text:outline-level="10">volatile</text:h>
      <text:h text:style-name="P113" text:outline-level="10"><text:span text:style-name="T17">const</text:span><text:span text:style-name="T17">*</text:span></text:h>
      <text:h text:style-name="P115" text:outline-level="10">float</text:h>
      <text:h text:style-name="P115" text:outline-level="10">native</text:h>
      <text:h text:style-name="P115" text:outline-level="10"><text:bookmark text:name="h.rtg8z5hsztw8"/>super</text:h>
      <text:h text:style-name="P115" text:outline-level="10"><text:bookmark text:name="h.4uq2qdtqkxiy"/>while</text:h>
      <text:p text:style-name="P1"/>
      <text:h text:style-name="P113" text:outline-level="10"><text:bookmark text:name="h.yt0r3hlg35ue"/><text:soft-page-break/>Go (24)</text:h>
      <text:h text:style-name="P115" text:outline-level="10">break</text:h>
      <text:h text:style-name="P115" text:outline-level="10">default</text:h>
      <text:h text:style-name="P115" text:outline-level="10">func</text:h>
      <text:h text:style-name="P115" text:outline-level="10">interface</text:h>
      <text:h text:style-name="P115" text:outline-level="10">select</text:h>
      <text:h text:style-name="P115" text:outline-level="10">case</text:h>
      <text:h text:style-name="P115" text:outline-level="10">defer</text:h>
      <text:h text:style-name="P115" text:outline-level="10">go</text:h>
      <text:h text:style-name="P115" text:outline-level="10">map</text:h>
      <text:h text:style-name="P115" text:outline-level="10">struct</text:h>
      <text:h text:style-name="P115" text:outline-level="10">chan</text:h>
      <text:h text:style-name="P115" text:outline-level="10">else</text:h>
      <text:h text:style-name="P115" text:outline-level="10">goto</text:h>
      <text:h text:style-name="P115" text:outline-level="10">package</text:h>
      <text:h text:style-name="P115" text:outline-level="10">switch</text:h>
      <text:h text:style-name="P115" text:outline-level="10">const</text:h>
      <text:h text:style-name="P115" text:outline-level="10">fallthrough</text:h>
      <text:h text:style-name="P115" text:outline-level="10">if</text:h>
      <text:h text:style-name="P115" text:outline-level="10">range</text:h>
      <text:h text:style-name="P115" text:outline-level="10">type</text:h>
      <text:h text:style-name="P115" text:outline-level="10">continue</text:h>
      <text:h text:style-name="P115" text:outline-level="10">for</text:h>
      <text:h text:style-name="P115" text:outline-level="10">import</text:h>
      <text:h text:style-name="P115" text:outline-level="10"><text:bookmark text:name="h.kcdnn1w8gole"/>return</text:h>
      <text:h text:style-name="P115" text:outline-level="10"><text:bookmark text:name="h.obcai6p42vd6"/>var</text:h>
      <text:h text:style-name="P104" text:outline-level="10"><text:bookmark text:name="h.wnj2ed2s3hx7"/>Ruby (42)</text:h>
      <text:p text:style-name="P7">BEGIN</text:p>
      <text:p text:style-name="P7">END</text:p>
      <text:p text:style-name="P1"><text:span text:style-name="T18">__</text:span><text:span text:style-name="T18">ENCODING</text:span><text:span text:style-name="T18">__</text:span></text:p>
      <text:p text:style-name="P1"><text:span text:style-name="T18">__</text:span><text:span text:style-name="T18">END</text:span><text:span text:style-name="T18">__</text:span></text:p>
      <text:p text:style-name="P1"><text:span text:style-name="T18">__</text:span><text:span text:style-name="T18">FILE</text:span><text:span text:style-name="T18">__</text:span></text:p>
      <text:p text:style-name="P1"><text:span text:style-name="T18">__</text:span><text:span text:style-name="T18">LINE</text:span><text:span text:style-name="T18">__</text:span></text:p>
      <text:p text:style-name="P7">alias</text:p>
      <text:p text:style-name="P7">and</text:p>
      <text:p text:style-name="P7">begin</text:p>
      <text:p text:style-name="P7">break</text:p>
      <text:p text:style-name="P7">case</text:p>
      <text:p text:style-name="P7">class</text:p>
      <text:p text:style-name="P7">def</text:p>
      <text:p text:style-name="P1"><text:span text:style-name="T18">defined</text:span><text:span text:style-name="T18">?</text:span></text:p>
      <text:p text:style-name="P7">do</text:p>
      <text:p text:style-name="P7">else</text:p>
      <text:p text:style-name="P7">elsif</text:p>
      <text:p text:style-name="P7">end</text:p>
      <text:p text:style-name="P7">ensure</text:p>
      <text:p text:style-name="P7">false</text:p>
      <text:p text:style-name="P7">for</text:p>
      <text:p text:style-name="P7">if</text:p>
      <text:p text:style-name="P7">in</text:p>
      <text:p text:style-name="P7">module</text:p>
      <text:p text:style-name="P7">next</text:p>
      <text:p text:style-name="P7">nil</text:p>
      <text:p text:style-name="P7"><text:soft-page-break/>not</text:p>
      <text:p text:style-name="P7">or</text:p>
      <text:p text:style-name="P7">redo</text:p>
      <text:p text:style-name="P7">rescue</text:p>
      <text:p text:style-name="P7">retry</text:p>
      <text:p text:style-name="P7">return</text:p>
      <text:p text:style-name="P7">self</text:p>
      <text:p text:style-name="P7">super</text:p>
      <text:p text:style-name="P7">then</text:p>
      <text:p text:style-name="P7">true</text:p>
      <text:p text:style-name="P7">undef</text:p>
      <text:p text:style-name="P7">unless</text:p>
      <text:p text:style-name="P7">until</text:p>
      <text:p text:style-name="P7">when</text:p>
      <text:p text:style-name="P7">while</text:p>
      <text:p text:style-name="P7">yield</text:p>
      <text:p text:style-name="P1"/>
      <table:table table:name="Table1" table:style-name="Table1">
        <table:table-column table:style-name="Table1.A"/>
        <table:table-row>
          <table:table-cell table:style-name="Table1.A1" office:value-type="string">
            <text:p text:style-name="P11"/>
          </table:table-cell>
        </table:table-row>
      </table:table>
      <text:h text:style-name="P104" text:outline-level="10"><text:bookmark text:name="h.lz26njx7pgfp"/>Python (32)</text:h>
      <text:p text:style-name="P7">False</text:p>
      <text:p text:style-name="P7">class</text:p>
      <text:p text:style-name="P7">finally</text:p>
      <text:p text:style-name="P7">is</text:p>
      <text:p text:style-name="P7">return</text:p>
      <text:p text:style-name="P7">None</text:p>
      <text:p text:style-name="P7">continue</text:p>
      <text:p text:style-name="P7">for</text:p>
      <text:p text:style-name="P7">lambda</text:p>
      <text:p text:style-name="P7">try</text:p>
      <text:p text:style-name="P7">True</text:p>
      <text:p text:style-name="P7">def</text:p>
      <text:p text:style-name="P7">from</text:p>
      <text:p text:style-name="P7">nonlocal</text:p>
      <text:p text:style-name="P7">while</text:p>
      <text:p text:style-name="P7">and</text:p>
      <text:p text:style-name="P7">del</text:p>
      <text:p text:style-name="P7">global</text:p>
      <text:p text:style-name="P7">not</text:p>
      <text:p text:style-name="P7">with</text:p>
      <text:p text:style-name="P7">as</text:p>
      <text:p text:style-name="P7">elif</text:p>
      <text:p text:style-name="P7">if</text:p>
      <text:p text:style-name="P7">or</text:p>
      <text:p text:style-name="P7">yield</text:p>
      <text:p text:style-name="P7">assert</text:p>
      <text:p text:style-name="P7">else</text:p>
      <text:p text:style-name="P7">import</text:p>
      <text:p text:style-name="P7">pass</text:p>
      <text:p text:style-name="P7">break</text:p>
      <text:p text:style-name="P7">except</text:p>
      <text:p text:style-name="P7">in</text:p>
      <text:p text:style-name="P7">raise</text:p>
      <text:h text:style-name="P104" text:outline-level="10"><text:bookmark text:name="h.z8o3zakc56k8"/><text:soft-page-break/>Haskell (55)</text:h>
      <text:p text:style-name="P7">!</text:p>
      <text:p text:style-name="P7">'</text:p>
      <text:p text:style-name="P7">''</text:p>
      <text:p text:style-name="P7">-</text:p>
      <text:p text:style-name="P7">--</text:p>
      <text:p text:style-name="P7">-&lt;</text:p>
      <text:p text:style-name="P7">-&lt;&lt;</text:p>
      <text:p text:style-name="P7">-&gt;</text:p>
      <text:p text:style-name="P7">::</text:p>
      <text:p text:style-name="P7">;</text:p>
      <text:p text:style-name="P7">&lt;-</text:p>
      <text:p text:style-name="P7">,</text:p>
      <text:p text:style-name="P7">=</text:p>
      <text:p text:style-name="P7">=&gt;</text:p>
      <text:p text:style-name="P7">&gt;</text:p>
      <text:p text:style-name="P7">?</text:p>
      <text:p text:style-name="P7">#</text:p>
      <text:p text:style-name="P7">*</text:p>
      <text:p text:style-name="P7">@</text:p>
      <text:p text:style-name="P7">[|, |]</text:p>
      <text:p text:style-name="P7">\</text:p>
      <text:p text:style-name="P7">_</text:p>
      <text:p text:style-name="P7">`</text:p>
      <text:p text:style-name="P7">{, }</text:p>
      <text:p text:style-name="P7">{-, -}</text:p>
      <text:p text:style-name="P7">|</text:p>
      <text:p text:style-name="P7">~</text:p>
      <text:p text:style-name="P7">as</text:p>
      <text:p text:style-name="P1"><text:span text:style-name="T18">case</text:span><text:span text:style-name="T18">, </text:span><text:span text:style-name="T18">of</text:span></text:p>
      <text:p text:style-name="P7">class</text:p>
      <text:p text:style-name="P7">data</text:p>
      <text:p text:style-name="P1"><text:span text:style-name="T18">data</text:span><text:span text:style-name="T18"> </text:span><text:span text:style-name="T18">family</text:span></text:p>
      <text:p text:style-name="P1"><text:span text:style-name="T18">data</text:span><text:span text:style-name="T18"> </text:span><text:span text:style-name="T18">instance</text:span></text:p>
      <text:p text:style-name="P7">default</text:p>
      <text:p text:style-name="P7">deriving</text:p>
      <text:p text:style-name="P1"><text:span text:style-name="T18">deriving</text:span><text:span text:style-name="T18"> </text:span><text:span text:style-name="T18">instance</text:span></text:p>
      <text:p text:style-name="P7">do</text:p>
      <text:p text:style-name="P7">forall</text:p>
      <text:p text:style-name="P7">foreign</text:p>
      <text:p text:style-name="P7">hiding</text:p>
      <text:p text:style-name="P1"><text:span text:style-name="T18">if</text:span><text:span text:style-name="T18">, </text:span><text:span text:style-name="T18">then</text:span><text:span text:style-name="T18">, </text:span><text:span text:style-name="T18">else</text:span></text:p>
      <text:p text:style-name="P7">import</text:p>
      <text:p text:style-name="P1"><text:span text:style-name="T18">infix</text:span><text:span text:style-name="T18">, </text:span><text:span text:style-name="T18">infixl</text:span><text:span text:style-name="T18">, </text:span><text:span text:style-name="T18">infixr</text:span></text:p>
      <text:p text:style-name="P7">instance</text:p>
      <text:p text:style-name="P1"><text:span text:style-name="T18">let</text:span><text:span text:style-name="T18">, </text:span><text:span text:style-name="T18">in</text:span></text:p>
      <text:p text:style-name="P7">mdo</text:p>
      <text:p text:style-name="P7">module</text:p>
      <text:p text:style-name="P7">newtype</text:p>
      <text:p text:style-name="P7">proc</text:p>
      <text:p text:style-name="P7">qualified</text:p>
      <text:p text:style-name="P7">rec</text:p>
      <text:p text:style-name="P7">type</text:p>
      <text:p text:style-name="P1"><text:span text:style-name="T18">type</text:span><text:span text:style-name="T18"> </text:span><text:span text:style-name="T18">family</text:span></text:p>
      <text:p text:style-name="P1"><text:span text:style-name="T18">type</text:span><text:span text:style-name="T18"> </text:span><text:span text:style-name="T18">instance</text:span></text:p>
      <text:p text:style-name="P7"><text:soft-page-break/>where</text:p>
      <text:h text:style-name="P104" text:outline-level="10"><text:bookmark text:name="h.50jf9w9genca"/>Smalltalk</text:h>
      <text:p text:style-name="P8">true</text:p>
      <text:p text:style-name="P8">false</text:p>
      <text:p text:style-name="P8">nil</text:p>
      <text:p text:style-name="P8">self</text:p>
      <text:p text:style-name="P8">super</text:p>
      <text:p text:style-name="P8">thisContext</text:p>
      <text:h text:style-name="P104" text:outline-level="10"><text:bookmark text:name="h.hkcgpslwl9i4"/>C# (77)</text:h>
      <text:p text:style-name="P7">abstract</text:p>
      <text:p text:style-name="P7">as</text:p>
      <text:p text:style-name="P7">base</text:p>
      <text:p text:style-name="P7">bool</text:p>
      <text:p text:style-name="P7">break</text:p>
      <text:p text:style-name="P7">byte</text:p>
      <text:p text:style-name="P7">case</text:p>
      <text:p text:style-name="P7">catch</text:p>
      <text:p text:style-name="P7">char</text:p>
      <text:p text:style-name="P7">checked</text:p>
      <text:p text:style-name="P7">class</text:p>
      <text:p text:style-name="P7">const</text:p>
      <text:p text:style-name="P7">continue</text:p>
      <text:p text:style-name="P7">decimal</text:p>
      <text:p text:style-name="P7">default</text:p>
      <text:p text:style-name="P7">delegate</text:p>
      <text:p text:style-name="P7">do</text:p>
      <text:p text:style-name="P7">double</text:p>
      <text:p text:style-name="P7">else</text:p>
      <text:p text:style-name="P7">enum</text:p>
      <text:p text:style-name="P7">event</text:p>
      <text:p text:style-name="P7">explicit</text:p>
      <text:p text:style-name="P7">extern</text:p>
      <text:p text:style-name="P7">false</text:p>
      <text:p text:style-name="P7">finally</text:p>
      <text:p text:style-name="P7">fixed</text:p>
      <text:p text:style-name="P7">float</text:p>
      <text:p text:style-name="P7">for</text:p>
      <text:p text:style-name="P7">foreach</text:p>
      <text:p text:style-name="P7">goto</text:p>
      <text:p text:style-name="P7">if</text:p>
      <text:p text:style-name="P7">implicit</text:p>
      <text:p text:style-name="P7">in</text:p>
      <text:p text:style-name="P7">int</text:p>
      <text:p text:style-name="P7">interface</text:p>
      <text:p text:style-name="P7">internal</text:p>
      <text:p text:style-name="P7">is</text:p>
      <text:p text:style-name="P7">lock</text:p>
      <text:p text:style-name="P7">long</text:p>
      <text:p text:style-name="P7">namespace</text:p>
      <text:p text:style-name="P7">new</text:p>
      <text:p text:style-name="P7">null</text:p>
      <text:p text:style-name="P7">object</text:p>
      <text:p text:style-name="P7"><text:soft-page-break/>operator</text:p>
      <text:p text:style-name="P7">out</text:p>
      <text:p text:style-name="P7">override</text:p>
      <text:p text:style-name="P7">params</text:p>
      <text:p text:style-name="P7">private</text:p>
      <text:p text:style-name="P7">protected</text:p>
      <text:p text:style-name="P7">public</text:p>
      <text:p text:style-name="P7">readonly</text:p>
      <text:p text:style-name="P7">ref</text:p>
      <text:p text:style-name="P7">return</text:p>
      <text:p text:style-name="P7">sbyte</text:p>
      <text:p text:style-name="P7">sealed</text:p>
      <text:p text:style-name="P7">short</text:p>
      <text:p text:style-name="P7">sizeof</text:p>
      <text:p text:style-name="P7">stackalloc</text:p>
      <text:p text:style-name="P7">static</text:p>
      <text:p text:style-name="P7">string</text:p>
      <text:p text:style-name="P7">struct</text:p>
      <text:p text:style-name="P7">switch</text:p>
      <text:p text:style-name="P7">this</text:p>
      <text:p text:style-name="P7">throw</text:p>
      <text:p text:style-name="P7">true</text:p>
      <text:p text:style-name="P7">try</text:p>
      <text:p text:style-name="P7">typeof</text:p>
      <text:p text:style-name="P7">uint</text:p>
      <text:p text:style-name="P7">ulong</text:p>
      <text:p text:style-name="P7">unchecked</text:p>
      <text:p text:style-name="P7">unsafe</text:p>
      <text:p text:style-name="P7">ushort</text:p>
      <text:p text:style-name="P7">using</text:p>
      <text:p text:style-name="P7">virtual</text:p>
      <text:p text:style-name="P7">void</text:p>
      <text:p text:style-name="P7">volatile</text:p>
      <text:p text:style-name="P7">while</text:p>
      <text:h text:style-name="P104" text:outline-level="10"><text:bookmark text:name="h.m9d0gglzpfgc"/>PHP (67)</text:h>
      <text:p text:style-name="P1"><text:span text:style-name="T18">__</text:span><text:span text:style-name="T18">halt</text:span><text:span text:style-name="T18">_</text:span><text:span text:style-name="T18">compiler</text:span><text:span text:style-name="T18">()<text:line-break/></text:span><text:span text:style-name="T18">abstract</text:span><text:span text:style-name="T18"><text:line-break/></text:span><text:span text:style-name="T18">and</text:span><text:span text:style-name="T18"><text:line-break/></text:span><text:span text:style-name="T18">array</text:span><text:span text:style-name="T18">()<text:line-break/></text:span><text:span text:style-name="T18">as</text:span><text:span text:style-name="T18"><text:line-break/></text:span><text:span text:style-name="T18">break</text:span><text:span text:style-name="T18"><text:line-break/></text:span><text:span text:style-name="T18">callable</text:span><text:span text:style-name="T18"><text:line-break/></text:span><text:span text:style-name="T18">case</text:span><text:span text:style-name="T18"><text:line-break/></text:span><text:span text:style-name="T18">catch</text:span><text:span text:style-name="T18"><text:line-break/></text:span><text:span text:style-name="T18">class</text:span><text:span text:style-name="T18"><text:line-break/></text:span><text:span text:style-name="T18">clone</text:span><text:span text:style-name="T18"><text:line-break/></text:span><text:span text:style-name="T18">const</text:span><text:span text:style-name="T18"><text:line-break/></text:span><text:span text:style-name="T18">continue</text:span><text:span text:style-name="T18"><text:line-break/></text:span><text:span text:style-name="T18">declare</text:span><text:span text:style-name="T18"><text:line-break/></text:span><text:span text:style-name="T18">default</text:span><text:span text:style-name="T18"><text:line-break/></text:span><text:span text:style-name="T18">die</text:span><text:span text:style-name="T18">()<text:line-break/></text:span><text:span text:style-name="T18">do</text:span><text:span text:style-name="T18"><text:line-break/></text:span><text:span text:style-name="T18">echo</text:span><text:span text:style-name="T18"><text:line-break/></text:span><text:span text:style-name="T18">else</text:span><text:span text:style-name="T18"><text:line-break/></text:span><text:soft-page-break/><text:span text:style-name="T18">elseif</text:span><text:span text:style-name="T18"><text:line-break/></text:span><text:span text:style-name="T18">empty</text:span><text:span text:style-name="T18">()<text:line-break/></text:span><text:span text:style-name="T18">enddeclare</text:span><text:span text:style-name="T18"><text:line-break/></text:span><text:span text:style-name="T18">endfor</text:span><text:span text:style-name="T18"><text:line-break/></text:span><text:span text:style-name="T18">endforeach</text:span><text:span text:style-name="T18"><text:line-break/></text:span><text:span text:style-name="T18">endif</text:span><text:span text:style-name="T18"><text:line-break/></text:span><text:span text:style-name="T18">endswitch</text:span><text:span text:style-name="T18"><text:line-break/></text:span><text:span text:style-name="T18">endwhile</text:span><text:span text:style-name="T18"><text:line-break/></text:span><text:span text:style-name="T18">eval</text:span><text:span text:style-name="T18">()<text:line-break/></text:span><text:span text:style-name="T18">exit</text:span><text:span text:style-name="T18">()<text:line-break/></text:span><text:span text:style-name="T18">extends</text:span><text:span text:style-name="T18"><text:line-break/></text:span><text:span text:style-name="T18">final</text:span><text:span text:style-name="T18"><text:line-break/></text:span><text:span text:style-name="T18">finally</text:span><text:span text:style-name="T18"><text:line-break/></text:span><text:span text:style-name="T18">for</text:span><text:span text:style-name="T18"><text:line-break/></text:span><text:span text:style-name="T18">foreach</text:span><text:span text:style-name="T18"><text:line-break/></text:span><text:span text:style-name="T18">function</text:span><text:span text:style-name="T18"><text:line-break/></text:span><text:span text:style-name="T18">global</text:span><text:span text:style-name="T18"><text:line-break/></text:span><text:span text:style-name="T18">goto</text:span><text:span text:style-name="T18"><text:line-break/></text:span><text:span text:style-name="T18">if</text:span><text:span text:style-name="T18"><text:line-break/></text:span><text:span text:style-name="T18">implements</text:span><text:span text:style-name="T18"><text:line-break/></text:span><text:span text:style-name="T18">include</text:span><text:span text:style-name="T18"><text:line-break/></text:span><text:span text:style-name="T18">include</text:span><text:span text:style-name="T18">_</text:span><text:span text:style-name="T18">once</text:span><text:span text:style-name="T18"><text:line-break/></text:span><text:span text:style-name="T18">instanceof</text:span><text:span text:style-name="T18"><text:line-break/></text:span><text:span text:style-name="T18">insteadof</text:span><text:span text:style-name="T18"><text:line-break/></text:span><text:span text:style-name="T18">interface</text:span><text:span text:style-name="T18"><text:line-break/></text:span><text:span text:style-name="T18">isset</text:span><text:span text:style-name="T18">()<text:line-break/></text:span><text:span text:style-name="T18">list</text:span><text:span text:style-name="T18">()<text:line-break/></text:span><text:span text:style-name="T18">namespace</text:span><text:span text:style-name="T18"><text:line-break/></text:span><text:span text:style-name="T18">new</text:span><text:span text:style-name="T18"><text:line-break/></text:span><text:span text:style-name="T18">or</text:span><text:span text:style-name="T18"><text:line-break/></text:span><text:span text:style-name="T18">print</text:span><text:span text:style-name="T18"><text:line-break/></text:span><text:span text:style-name="T18">private</text:span><text:span text:style-name="T18"><text:line-break/></text:span><text:span text:style-name="T18">protected</text:span><text:span text:style-name="T18"><text:line-break/></text:span><text:span text:style-name="T18">public</text:span><text:span text:style-name="T18"><text:line-break/></text:span><text:span text:style-name="T18">require</text:span><text:span text:style-name="T18"><text:line-break/></text:span><text:span text:style-name="T18">require</text:span><text:span text:style-name="T18">_</text:span><text:span text:style-name="T18">once</text:span><text:span text:style-name="T18"><text:line-break/></text:span><text:span text:style-name="T18">return</text:span><text:span text:style-name="T18"><text:line-break/></text:span><text:span text:style-name="T18">static</text:span><text:span text:style-name="T18"><text:line-break/></text:span><text:span text:style-name="T18">switch</text:span><text:span text:style-name="T18"><text:line-break/></text:span><text:span text:style-name="T18">throw</text:span><text:span text:style-name="T18"><text:line-break/></text:span><text:span text:style-name="T18">trait</text:span><text:span text:style-name="T18"><text:line-break/><text:line-break/></text:span><text:span text:style-name="T18">try</text:span><text:span text:style-name="T18"><text:line-break/></text:span><text:span text:style-name="T18">unset</text:span><text:span text:style-name="T18">()<text:line-break/></text:span><text:span text:style-name="T18">use</text:span><text:span text:style-name="T18"><text:line-break/></text:span><text:span text:style-name="T18">var</text:span><text:span text:style-name="T18"><text:line-break/></text:span><text:span text:style-name="T18">while</text:span><text:span text:style-name="T18"><text:line-break/></text:span><text:span text:style-name="T18">xor</text:span><text:span text:style-name="T18"><text:line-break/></text:span><text:span text:style-name="T18">yield</text:span></text:p>
      <text:h text:style-name="P104" text:outline-level="10"><text:bookmark text:name="h.bv9uc9kd2gdb"/>SQL - SQLite (124)</text:h>
      <text:p text:style-name="P7">ABORT</text:p>
      <text:p text:style-name="P7">ACTION</text:p>
      <text:p text:style-name="P7">ADD</text:p>
      <text:p text:style-name="P7">AFTER</text:p>
      <text:p text:style-name="P7"><text:soft-page-break/>ALL</text:p>
      <text:p text:style-name="P7">ALTER</text:p>
      <text:p text:style-name="P7">ANALYZE</text:p>
      <text:p text:style-name="P7">AND</text:p>
      <text:p text:style-name="P7">AS</text:p>
      <text:p text:style-name="P7">ASC</text:p>
      <text:p text:style-name="P7">ATTACH</text:p>
      <text:p text:style-name="P7">AUTOINCREMENT</text:p>
      <text:p text:style-name="P7">BEFORE</text:p>
      <text:p text:style-name="P7">BEGIN</text:p>
      <text:p text:style-name="P7">BETWEEN</text:p>
      <text:p text:style-name="P7">BY</text:p>
      <text:p text:style-name="P7">CASCADE</text:p>
      <text:p text:style-name="P7">CASE</text:p>
      <text:p text:style-name="P7">CAST</text:p>
      <text:p text:style-name="P7">CHECK</text:p>
      <text:p text:style-name="P7">COLLATE</text:p>
      <text:p text:style-name="P7">COLUMN</text:p>
      <text:p text:style-name="P7">COMMIT</text:p>
      <text:p text:style-name="P7">CONFLICT</text:p>
      <text:p text:style-name="P7">CONSTRAINT</text:p>
      <text:p text:style-name="P7">CREATE</text:p>
      <text:p text:style-name="P7">CROSS</text:p>
      <text:p text:style-name="P1"><text:span text:style-name="T18">CURRENT</text:span><text:span text:style-name="T18">_</text:span><text:span text:style-name="T18">DATE</text:span></text:p>
      <text:p text:style-name="P1"><text:span text:style-name="T18">CURRENT</text:span><text:span text:style-name="T18">_</text:span><text:span text:style-name="T18">TIME</text:span></text:p>
      <text:p text:style-name="P1"><text:span text:style-name="T18">CURRENT</text:span><text:span text:style-name="T18">_</text:span><text:span text:style-name="T18">TIMESTAMP</text:span></text:p>
      <text:p text:style-name="P7">DATABASE</text:p>
      <text:p text:style-name="P7">DEFAULT</text:p>
      <text:p text:style-name="P7">DEFERRABLE</text:p>
      <text:p text:style-name="P7">DEFERRED</text:p>
      <text:p text:style-name="P7">DELETE</text:p>
      <text:p text:style-name="P7">DESC</text:p>
      <text:p text:style-name="P7">DETACH</text:p>
      <text:p text:style-name="P7">DISTINCT</text:p>
      <text:p text:style-name="P7">DROP</text:p>
      <text:p text:style-name="P7">EACH</text:p>
      <text:p text:style-name="P7">ELSE</text:p>
      <text:p text:style-name="P7">END</text:p>
      <text:p text:style-name="P7">ESCAPE</text:p>
      <text:p text:style-name="P7">EXCEPT</text:p>
      <text:p text:style-name="P7">EXCLUSIVE</text:p>
      <text:p text:style-name="P7">EXISTS</text:p>
      <text:p text:style-name="P7">EXPLAIN</text:p>
      <text:p text:style-name="P7">FAIL</text:p>
      <text:p text:style-name="P7">FOR</text:p>
      <text:p text:style-name="P7">FOREIGN</text:p>
      <text:p text:style-name="P7">FROM</text:p>
      <text:p text:style-name="P7">FULL</text:p>
      <text:p text:style-name="P7">GLOB</text:p>
      <text:p text:style-name="P7">GROUP</text:p>
      <text:p text:style-name="P7">HAVING</text:p>
      <text:p text:style-name="P7">IF</text:p>
      <text:p text:style-name="P7">IGNORE</text:p>
      <text:p text:style-name="P7">IMMEDIATE</text:p>
      <text:p text:style-name="P7">IN</text:p>
      <text:p text:style-name="P7"><text:soft-page-break/>INDEX</text:p>
      <text:p text:style-name="P7">INDEXED</text:p>
      <text:p text:style-name="P7">INITIALLY</text:p>
      <text:p text:style-name="P7">INNER</text:p>
      <text:p text:style-name="P7">INSERT</text:p>
      <text:p text:style-name="P7">INSTEAD</text:p>
      <text:p text:style-name="P7">INTERSECT</text:p>
      <text:p text:style-name="P7">INTO</text:p>
      <text:p text:style-name="P7">IS</text:p>
      <text:p text:style-name="P7">ISNULL</text:p>
      <text:p text:style-name="P7">JOIN</text:p>
      <text:p text:style-name="P7">KEY</text:p>
      <text:p text:style-name="P7">LEFT</text:p>
      <text:p text:style-name="P7">LIKE</text:p>
      <text:p text:style-name="P7">LIMIT</text:p>
      <text:p text:style-name="P7">MATCH</text:p>
      <text:p text:style-name="P7">NATURAL</text:p>
      <text:p text:style-name="P7">NO</text:p>
      <text:p text:style-name="P7">NOT</text:p>
      <text:p text:style-name="P7">NOTNULL</text:p>
      <text:p text:style-name="P7">NULL</text:p>
      <text:p text:style-name="P7">OF</text:p>
      <text:p text:style-name="P7">OFFSET</text:p>
      <text:p text:style-name="P7">ON</text:p>
      <text:p text:style-name="P7">OR</text:p>
      <text:p text:style-name="P7">ORDER</text:p>
      <text:p text:style-name="P7">OUTER</text:p>
      <text:p text:style-name="P7">PLAN</text:p>
      <text:p text:style-name="P7">PRAGMA</text:p>
      <text:p text:style-name="P7">PRIMARY</text:p>
      <text:p text:style-name="P7">QUERY</text:p>
      <text:p text:style-name="P7">RAISE</text:p>
      <text:p text:style-name="P7">RECURSIVE</text:p>
      <text:p text:style-name="P7">REFERENCES</text:p>
      <text:p text:style-name="P7">REGEXP</text:p>
      <text:p text:style-name="P7">REINDEX</text:p>
      <text:p text:style-name="P7">RELEASE</text:p>
      <text:p text:style-name="P7">RENAME</text:p>
      <text:p text:style-name="P7">REPLACE</text:p>
      <text:p text:style-name="P7">RESTRICT</text:p>
      <text:p text:style-name="P7">RIGHT</text:p>
      <text:p text:style-name="P7">ROLLBACK</text:p>
      <text:p text:style-name="P7">ROW</text:p>
      <text:p text:style-name="P7">SAVEPOINT</text:p>
      <text:p text:style-name="P7">SELECT</text:p>
      <text:p text:style-name="P7">SET</text:p>
      <text:p text:style-name="P7">TABLE</text:p>
      <text:p text:style-name="P7">TEMP</text:p>
      <text:p text:style-name="P7">TEMPORARY</text:p>
      <text:p text:style-name="P7">THEN</text:p>
      <text:p text:style-name="P7">TO</text:p>
      <text:p text:style-name="P7">TRANSACTION</text:p>
      <text:p text:style-name="P7">TRIGGER</text:p>
      <text:p text:style-name="P7">UNION</text:p>
      <text:p text:style-name="P7">UNIQUE</text:p>
      <text:p text:style-name="P7"><text:soft-page-break/>UPDATE</text:p>
      <text:p text:style-name="P7">USING</text:p>
      <text:p text:style-name="P7">VACUUM</text:p>
      <text:p text:style-name="P7">VALUES</text:p>
      <text:p text:style-name="P7">VIEW</text:p>
      <text:p text:style-name="P7">VIRTUAL</text:p>
      <text:p text:style-name="P7">WHEN</text:p>
      <text:p text:style-name="P7">WHERE</text:p>
      <text:p text:style-name="P7">WITH</text:p>
      <text:p text:style-name="P7">WIT</text:p>
      <text:p text:style-name="P1"/>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row>
        <table:table-row>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row>
        <table:table-row>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row>
        <table:table-row>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row>
        <table:table-row>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row>
        <table:table-row>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row>
        <table:table-row>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row>
        <table:table-row>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row>
        <table:table-row>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row>
        <table:table-row>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row>
        <table:table-row>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row>
        <table:table-row>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row>
        <table:table-row>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row>
        <table:table-row>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cell table:style-name="Table2.A1" office:value-type="string">
            <text:p text:style-name="P12"/>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Courier New" svg:font-family="'Courier New'"/>
    <style:font-face style:name="OpenSymbol" svg:font-family="OpenSymbol"/>
    <style:font-face style:name="Trebuchet MS" svg:font-family="'Trebuchet MS'"/>
    <style:font-face style:name="Arial1" svg:font-family="Arial" style:font-family-generic="swiss"/>
    <style:font-face style:name="DejaVu Sans Mono" svg:font-family="'DejaVu Sans Mono'"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0.333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15%" fo:text-align="start" style:justify-single-word="false" fo:orphans="2" fo:widows="2" fo:text-indent="0in" style:auto-text-indent="false" fo:break-before="auto" fo:break-after="auto" style:writing-mode="lr-tb"/>
      <style:text-properties fo:color="#000000" style:text-line-through-style="none" style:font-name="Arial" fo:font-size="12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Heading_20_1" style:display-name="Heading 1" style:family="paragraph" style:parent-style-name="Standard" style:class="text">
      <style:paragraph-properties fo:margin-top="0.139in" fo:margin-bottom="0in" style:contextual-spacing="false" fo:line-height="115%" fo:keep-together="always" fo:break-before="auto" fo:break-after="auto" fo:keep-with-next="always" style:writing-mode="lr-tb"/>
      <style:text-properties style:font-name="Trebuchet MS" fo:font-size="16pt" style:font-name-asian="Trebuchet MS" style:font-size-asian="16pt" style:font-name-complex="Trebuchet MS" style:font-size-complex="16pt"/>
    </style:style>
    <style:style style:name="Heading_20_2" style:display-name="Heading 2" style:family="paragraph" style:parent-style-name="Standard" style:class="text">
      <style:paragraph-properties fo:margin-top="0.139in" fo:margin-bottom="0in" style:contextual-spacing="false" fo:line-height="115%" fo:keep-together="always" fo:break-before="auto" fo:break-after="auto" fo:keep-with-next="always" style:writing-mode="lr-tb"/>
      <style:text-properties style:font-name="Trebuchet MS" fo:font-size="13pt" fo:font-weight="bold" style:font-name-asian="Trebuchet MS" style:font-size-asian="13pt" style:font-weight-asian="bold" style:font-name-complex="Trebuchet MS" style:font-size-complex="13pt" style:font-weight-complex="bold"/>
    </style:style>
    <style:style style:name="Heading_20_3" style:display-name="Heading 3" style:family="paragraph" style:parent-style-name="Standard" style:class="text">
      <style:paragraph-properties fo:margin-top="0.111in" fo:margin-bottom="0in" style:contextual-spacing="false" fo:line-height="115%" fo:keep-together="always" fo:break-before="auto" fo:break-after="auto" fo:keep-with-next="always" style:writing-mode="lr-tb"/>
      <style:text-properties fo:color="#666666" style:font-name="Trebuchet MS" fo:font-size="12pt" fo:font-weight="bold" style:font-name-asian="Trebuchet MS" style:font-size-asian="12pt" style:font-weight-asian="bold" style:font-name-complex="Trebuchet MS" style:font-size-complex="12pt" style:font-weight-complex="bold"/>
    </style:style>
    <style:style style:name="Heading_20_4" style:display-name="Heading 4" style:family="paragraph" style:parent-style-name="Standard" style:class="text">
      <style:paragraph-properties fo:margin-top="0.111in" fo:margin-bottom="0in" style:contextual-spacing="false" fo:line-height="115%" fo:keep-together="always" fo:break-before="auto" fo:break-after="auto" fo:keep-with-next="always" style:writing-mode="lr-tb"/>
      <style:text-properties fo:color="#666666" style:font-name="Trebuchet MS" fo:font-size="11pt" style:text-underline-style="solid" style:text-underline-width="auto" style:text-underline-color="font-color" style:font-name-asian="Trebuchet MS" style:font-size-asian="11pt" style:font-name-complex="Trebuchet MS" style:font-size-complex="11pt"/>
    </style:style>
    <style:style style:name="Heading_20_5" style:display-name="Heading 5" style:family="paragraph" style:parent-style-name="Standard" style:class="text">
      <style:paragraph-properties fo:margin-top="0.111in" fo:margin-bottom="0in" style:contextual-spacing="false" fo:line-height="115%" fo:keep-together="always" fo:break-before="auto" fo:break-after="auto" fo:keep-with-next="always" style:writing-mode="lr-tb"/>
      <style:text-properties fo:color="#666666" style:font-name="Trebuchet MS" fo:font-size="11pt" style:font-name-asian="Trebuchet MS" style:font-size-asian="11pt" style:font-name-complex="Trebuchet MS" style:font-size-complex="11pt"/>
    </style:style>
    <style:style style:name="Heading_20_6" style:display-name="Heading 6" style:family="paragraph" style:parent-style-name="Standard" style:class="text">
      <style:paragraph-properties fo:margin-top="0.111in" fo:margin-bottom="0in" style:contextual-spacing="false" fo:line-height="115%" fo:keep-together="always" fo:break-before="auto" fo:break-after="auto" fo:keep-with-next="always" style:writing-mode="lr-tb"/>
      <style:text-properties fo:color="#666666" style:font-name="Trebuchet MS" fo:font-size="11pt" fo:font-style="italic" style:font-name-asian="Trebuchet MS" style:font-size-asian="11pt" style:font-style-asian="italic" style:font-name-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in" fo:margin-bottom="0in" style:contextual-spacing="false" fo:line-height="115%" fo:keep-together="always" fo:break-before="auto" fo:break-after="auto" fo:keep-with-next="always" style:writing-mode="lr-tb"/>
      <style:text-properties style:font-name="Trebuchet MS" fo:font-size="21pt" style:font-name-asian="Trebuchet MS" style:font-size-asian="21pt" style:font-name-complex="Trebuchet MS" style:font-size-complex="21pt"/>
    </style:style>
    <style:style style:name="Subtitle" style:family="paragraph" style:parent-style-name="Standard" style:class="chapter">
      <style:paragraph-properties fo:margin-top="0in" fo:margin-bottom="0.139in" style:contextual-spacing="false" fo:line-height="115%" fo:keep-together="always" fo:break-before="auto" fo:break-after="auto" fo:keep-with-next="always" style:writing-mode="lr-tb"/>
      <style:text-properties fo:color="#666666" style:font-name="Trebuchet MS" fo:font-size="13pt" fo:font-style="italic" style:font-name-asian="Trebuchet MS" style:font-size-asian="13pt" style:font-style-asian="italic" style:font-name-complex="Trebuchet MS" style:font-size-complex="13pt" style:font-style-complex="italic"/>
    </style:style>
    <style:style style:name="Footnote_20_text" style:display-name="Footnote text" style:family="paragraph" style:parent-style-name="Standard">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style style:name="Default_20_Paragraph_20_Font" style:display-name="Default Paragraph Font" style:family="text"/>
    <style:style style:name="Footnote_20_reference" style:display-name="Footnote reference" style:family="text" style:parent-style-name="Default_20_Paragraph_20_Font">
      <style:text-properties style:text-position="super 58%"/>
    </style:style>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bullet text:level="1" text:style-name="List1Level0" text:bullet-char="●">
        <style:list-level-properties text:space-before="0.25in" text:min-label-width="0.25in"/>
      </text:list-level-style-bullet>
      <text:list-level-style-bullet text:level="2" text:style-name="List1Level1" text:bullet-char="○">
        <style:list-level-properties text:space-before="0.75in" text:min-label-width="0.25in"/>
      </text:list-level-style-bullet>
      <text:list-level-style-bullet text:level="3" text:style-name="List1Level2" text:bullet-char="■">
        <style:list-level-properties text:space-before="1.3748in" text:min-label-width="0.1252in"/>
      </text:list-level-style-bullet>
      <text:list-level-style-bullet text:level="4" text:style-name="List1Level3" text:bullet-char="●">
        <style:list-level-properties text:space-before="1.75in" text:min-label-width="0.25in"/>
      </text:list-level-style-bullet>
      <text:list-level-style-bullet text:level="5" text:style-name="List1Level4" text:bullet-char="○">
        <style:list-level-properties text:space-before="2.25in" text:min-label-width="0.25in"/>
      </text:list-level-style-bullet>
      <text:list-level-style-bullet text:level="6" text:style-name="List1Level5" text:bullet-char="■">
        <style:list-level-properties text:space-before="2.8748in" text:min-label-width="0.1252in"/>
      </text:list-level-style-bullet>
      <text:list-level-style-bullet text:level="7" text:style-name="List1Level6" text:bullet-char="●">
        <style:list-level-properties text:space-before="3.25in" text:min-label-width="0.25in"/>
      </text:list-level-style-bullet>
      <text:list-level-style-bullet text:level="8" text:style-name="List1Level7" text:bullet-char="○">
        <style:list-level-properties text:space-before="3.75in" text:min-label-width="0.25in"/>
      </text:list-level-style-bullet>
      <text:list-level-style-bullet text:level="9" text:style-name="List1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reference"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master-page-name="Standard">
      <style:paragraph-properties fo:line-height="115%" style:page-number="auto" fo:break-before="auto" fo:break-after="auto" style:writing-mode="lr-tb"/>
    </style:style>
    <style:page-layout style:name="Mpm1">
      <style:page-layout-properties fo:page-width="8.5in" fo:page-height="11in" style:num-format="1" style:print-orientation="portrait" fo:margin-top="1in" fo:margin-bottom="0.4917in" fo:margin-left="1in" fo:margin-right="1in" fo:border="none" fo:padding="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083in" fo:margin-left="0in" fo:margin-right="0in" fo:margin-top="0.5083in" style:dynamic-spacing="true"/>
      </style:footer-style>
    </style:page-layout>
  </office:automatic-styles>
  <office:master-styles>
    <style:master-page style:name="Standard" style:page-layout-name="Mpm1">
      <style:footer>
        <text:p text:style-name="MP1"><text:page-number text:select-page="current">2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2.2$Linux_X86_64 LibreOffice_project/400m0$Build-2</meta:generator>
    <dc:title/>
    <meta:initial-creator/>
    <meta:editing-cycles>12</meta:editing-cycles>
    <dc:date>2015-05-29T04:37:23</dc:date>
    <meta:editing-duration>P6DT3H51M32S</meta:editing-duration>
    <meta:document-statistic meta:table-count="4" meta:image-count="0" meta:object-count="0" meta:page-count="25" meta:paragraph-count="722" meta:word-count="4512" meta:character-count="31387" meta:non-whitespace-character-count="27567"/>
  </office:meta>
</office:document-meta>
</file>